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eat — I’ll deliver a complete, runnable C++ prototype (CMake) that implements:</text:p>
      <text:list text:style-name="L1">
        <text:list-item>
          <text:p text:style-name="P2">a vectorized, SoA <text:span text:style-name="Source_20_Text">RelArray</text:span> where each element stores <text:span text:style-name="Source_20_Text">value32 + inv32</text:span> together in a 64-bit <text:span text:style-name="Source_20_Text">value64</text:span> and a 32-bit packed <text:span text:style-name="Source_20_Text">meta</text:span> field (<text:span text:style-name="Source_20_Text">st:8 | rel:8 | local_clock:16</text:span>),</text:p>
        </text:list-item>
        <text:list-item>
          <text:p text:style-name="P2">a lock-free producer ring (multi-producer single-consumer) used by the RLU-style writers to publish updates,</text:p>
        </text:list-item>
        <text:list-item>
          <text:p text:style-name="P2">two operational modes / microbenchmarks:</text:p>
          <text:list>
            <text:list-item>
              <text:p text:style-name="P2"><text:span text:style-name="Strong_20_Emphasis">Direct-CAS writers</text:span>: writers perform per-element CAS on <text:span text:style-name="Source_20_Text">meta</text:span> to mark pending → write <text:span text:style-name="Source_20_Text">value64</text:span> → commit <text:span text:style-name="Source_20_Text">meta</text:span> (RLU-less, per-element atomic publish), and</text:p>
            </text:list-item>
            <text:list-item>
              <text:p text:style-name="P2"><text:span text:style-name="Strong_20_Emphasis">RLU/Log (batch committer)</text:span>: writers append update descriptors to the ring (cheap), and a single committer/worker thread consumes and applies updates in large batches, using a SIMD stub (if available) or scalar fallback. This demonstrates how batching + vector stores improve throughput vs many small CAS operations.</text:p>
            </text:list-item>
          </text:list>
        </text:list-item>
      </text:list>
      <text:p text:style-name="Text_20_body">I’ll include: 1) the full code (CMake + .cpp/.h files) ready to compile and run, and 2) a very detailed, step-by-step explanation of every part of the code, the concurrency design, the memory ordering, the RLU tradeoffs, the worker/committer batching, SIMD handling, correctness proofs intuitions, testing guidance, and how to extend this into the larger True-CIM idea for your paper.</text:p>
      <text:p text:style-name="Horizontal_20_Line"/>
      <text:h text:style-name="Heading_20_2" text:outline-level="2">What I will give you now (quick checklist)</text:h>
      <text:list text:style-name="L2">
        <text:list-item>
          <text:p text:style-name="P3">A complete CMake project you can drop in a directory and build.</text:p>
        </text:list-item>
        <text:list-item>
          <text:p text:style-name="P3">Code files:</text:p>
          <text:list>
            <text:list-item>
              <text:p text:style-name="P3"><text:span text:style-name="Source_20_Text">CMakeLists.txt</text:span></text:p>
            </text:list-item>
            <text:list-item>
              <text:p text:style-name="P3"><text:span text:style-name="Source_20_Text">src/relarray.h</text:span> (RelArray class and helpers)</text:p>
            </text:list-item>
            <text:list-item>
              <text:p text:style-name="P3"><text:span text:style-name="Source_20_Text">src/ring.h</text:span> (lock-free ring queue)</text:p>
            </text:list-item>
            <text:list-item>
              <text:p text:style-name="P3"><text:span text:style-name="Source_20_Text">src/worker.h</text:span> / <text:span text:style-name="Source_20_Text">src/worker.cpp</text:span> (committer/worker logic)</text:p>
            </text:list-item>
            <text:list-item>
              <text:p text:style-name="P3"><text:span text:style-name="Source_20_Text">src/main.cpp</text:span> (microbench harness: direct-CAS writers vs RLU-producer + committer)</text:p>
            </text:list-item>
          </text:list>
        </text:list-item>
        <text:list-item>
          <text:p text:style-name="P3">Build &amp; run instructions.</text:p>
        </text:list-item>
        <text:list-item>
          <text:p text:style-name="P3">A deep-dive explanation (design rationale, concurrency, memory ordering, vectorization notes, tests and benchmarking guidance). This is long and detailed and written to help you cite / reason about in a paper.</text:p>
        </text:list-item>
      </text:list>
      <text:p text:style-name="Horizontal_20_Line"/>
      <text:h text:style-name="Heading_20_1" text:outline-level="1">1 — How to get the code (files &amp; build)</text:h>
      <text:p text:style-name="Text_20_body">Create a folder with this structure:</text:p>
      <text:p text:style-name="Preformatted_20_Text"><text:soft-page-break/><text:span text:style-name="Source_20_Text">relcim-prototype/</text:span></text:p>
      <text:p text:style-name="Preformatted_20_Text"><text:span text:style-name="Source_20_Text">├─ CMakeLists.txt</text:span></text:p>
      <text:p text:style-name="Preformatted_20_Text"><text:span text:style-name="Source_20_Text">├─ src/</text:span></text:p>
      <text:p text:style-name="Preformatted_20_Text"><text:span text:style-name="Source_20_Text"><text:s text:c="3"/>├─ relarray.h</text:span></text:p>
      <text:p text:style-name="Preformatted_20_Text"><text:span text:style-name="Source_20_Text"><text:s text:c="3"/>├─ ring.h</text:span></text:p>
      <text:p text:style-name="Preformatted_20_Text"><text:span text:style-name="Source_20_Text"><text:s text:c="3"/>├─ worker.h</text:span></text:p>
      <text:p text:style-name="Preformatted_20_Text"><text:span text:style-name="Source_20_Text"><text:s text:c="3"/>├─ worker.cpp</text:span></text:p>
      <text:p text:style-name="P1"><text:span text:style-name="Source_20_Text"><text:s text:c="3"/>└─ main.cpp</text:span></text:p>
      <text:p text:style-name="Text_20_body">Below I put the contents of each file. Save them exactly and then build.</text:p>
      <text:h text:style-name="Heading_20_3" text:outline-level="3">CMakeLists.txt</text:h>
      <text:p text:style-name="Preformatted_20_Text"><text:span text:style-name="Source_20_Text">cmake_minimum_required(VERSION 3.10)</text:span></text:p>
      <text:p text:style-name="Preformatted_20_Text"><text:span text:style-name="Source_20_Text">project(relcim_prototype LANGUAGES CXX)</text:span></text:p>
      <text:p text:style-name="Preformatted_20_Text"/>
      <text:p text:style-name="Preformatted_20_Text"><text:span text:style-name="Source_20_Text">set(CMAKE_CXX_STANDARD 20)</text:span></text:p>
      <text:p text:style-name="Preformatted_20_Text"><text:span text:style-name="Source_20_Text">set(CMAKE_CXX_STANDARD_REQUIRED ON)</text:span></text:p>
      <text:p text:style-name="Preformatted_20_Text"><text:span text:style-name="Source_20_Text">set(CMAKE_CXX_EXTENSIONS OFF)</text:span></text:p>
      <text:p text:style-name="Preformatted_20_Text"/>
      <text:p text:style-name="Preformatted_20_Text"><text:span text:style-name="Source_20_Text"># enable -O3 and optionally -mavx2 if available</text:span></text:p>
      <text:p text:style-name="Preformatted_20_Text"><text:span text:style-name="Source_20_Text">if(NOT CMAKE_BUILD_TYPE)</text:span></text:p>
      <text:p text:style-name="Preformatted_20_Text"><text:span text:style-name="Source_20_Text"><text:s text:c="2"/>set(CMAKE_BUILD_TYPE Release)</text:span></text:p>
      <text:p text:style-name="Preformatted_20_Text"><text:span text:style-name="Source_20_Text">endif()</text:span></text:p>
      <text:p text:style-name="Preformatted_20_Text"/>
      <text:p text:style-name="Preformatted_20_Text"><text:span text:style-name="Source_20_Text">add_compile_options($&lt;$&lt;CONFIG:Release&gt;:-O3&gt;)</text:span></text:p>
      <text:p text:style-name="Preformatted_20_Text"/>
      <text:p text:style-name="Preformatted_20_Text"><text:span text:style-name="Source_20_Text"># enable AVX2 when supported; keep it optional</text:span></text:p>
      <text:p text:style-name="Preformatted_20_Text"><text:span text:style-name="Source_20_Text">include(CheckCXXCompilerFlag)</text:span></text:p>
      <text:p text:style-name="Preformatted_20_Text"><text:span text:style-name="Source_20_Text">check_cxx_compiler_flag("-mavx2" HAS_MAVX2)</text:span></text:p>
      <text:p text:style-name="Preformatted_20_Text"><text:span text:style-name="Source_20_Text">if(HAS_MAVX2)</text:span></text:p>
      <text:p text:style-name="Preformatted_20_Text"><text:span text:style-name="Source_20_Text"><text:s text:c="2"/>add_compile_options(-mavx2 -march=native)</text:span></text:p>
      <text:p text:style-name="Preformatted_20_Text"><text:span text:style-name="Source_20_Text">endif()</text:span></text:p>
      <text:p text:style-name="Preformatted_20_Text"/>
      <text:p text:style-name="Preformatted_20_Text"><text:span text:style-name="Source_20_Text">add_executable(relcim</text:span></text:p>
      <text:p text:style-name="Preformatted_20_Text"><text:span text:style-name="Source_20_Text"><text:s text:c="2"/>src/main.cpp</text:span></text:p>
      <text:p text:style-name="Preformatted_20_Text"><text:span text:style-name="Source_20_Text"><text:s text:c="2"/>src/worker.cpp</text:span></text:p>
      <text:p text:style-name="Preformatted_20_Text"><text:span text:style-name="Source_20_Text">)</text:span></text:p>
      <text:p text:style-name="Preformatted_20_Text"/>
      <text:p text:style-name="P1"><text:span text:style-name="Source_20_Text">target_include_directories(relcim PRIVATE src)</text:span></text:p>
      <text:p text:style-name="Horizontal_20_Line"/>
      <text:h text:style-name="Heading_20_3" text:outline-level="3">src/relarray.h</text:h>
      <text:p text:style-name="Preformatted_20_Text"><text:span text:style-name="Source_20_Text">#pragma once</text:span></text:p>
      <text:p text:style-name="Preformatted_20_Text"><text:span text:style-name="Source_20_Text">#include &lt;cstdint&gt;</text:span></text:p>
      <text:p text:style-name="Preformatted_20_Text"><text:span text:style-name="Source_20_Text">#include &lt;cstdlib&gt;</text:span></text:p>
      <text:p text:style-name="Preformatted_20_Text"><text:span text:style-name="Source_20_Text">#include &lt;cstring&gt;</text:span></text:p>
      <text:p text:style-name="Preformatted_20_Text"><text:span text:style-name="Source_20_Text">#include &lt;atomic&gt;</text:span></text:p>
      <text:p text:style-name="Preformatted_20_Text"><text:span text:style-name="Source_20_Text">#include &lt;cassert&gt;</text:span></text:p>
      <text:p text:style-name="Preformatted_20_Text"><text:span text:style-name="Source_20_Text">#include &lt;immintrin.h&gt; // for SIMD if available (guarded in code)</text:span></text:p>
      <text:p text:style-name="Preformatted_20_Text"/>
      <text:p text:style-name="Preformatted_20_Text"><text:span text:style-name="Source_20_Text">//</text:span></text:p>
      <text:p text:style-name="Preformatted_20_Text"><text:span text:style-name="Source_20_Text">// RelArray: SoA layout for N elements</text:span></text:p>
      <text:p text:style-name="Preformatted_20_Text"><text:span text:style-name="Source_20_Text">// Each element:</text:span></text:p>
      <text:p text:style-name="Preformatted_20_Text"><text:span text:style-name="Source_20_Text">// <text:s text:c="2"/>value64[i] : uint64_t = [ inv32 (high) | value32 (low) ]</text:span></text:p>
      <text:p text:style-name="Preformatted_20_Text"><text:span text:style-name="Source_20_Text">// <text:s text:c="2"/>meta[i] <text:s text:c="3"/>: std::atomic&lt;uint32_t&gt; = [ st:8 | rel:8 | local_clock:16 ]</text:span></text:p>
      <text:p text:style-name="Preformatted_20_Text"><text:span text:style-name="Source_20_Text">//</text:span></text:p>
      <text:p text:style-name="Preformatted_20_Text"><text:span text:style-name="Source_20_Text">// Helper functions for read and writer CAS publish.</text:span></text:p>
      <text:p text:style-name="Preformatted_20_Text"><text:span text:style-name="Source_20_Text">//</text:span></text:p>
      <text:p text:style-name="Preformatted_20_Text"/>
      <text:p text:style-name="Preformatted_20_Text"><text:soft-page-break/><text:span text:style-name="Source_20_Text">struct RelArray {</text:span></text:p>
      <text:p text:style-name="Preformatted_20_Text"><text:span text:style-name="Source_20_Text"><text:s text:c="4"/>size_t n;</text:span></text:p>
      <text:p text:style-name="Preformatted_20_Text"><text:span text:style-name="Source_20_Text"><text:s text:c="4"/>uint64_t *value64; <text:s text:c="15"/>// aligned array of combined value+inv</text:span></text:p>
      <text:p text:style-name="Preformatted_20_Text"><text:span text:style-name="Source_20_Text"><text:s text:c="4"/>std::atomic&lt;uint32_t&gt; *meta; <text:s text:c="5"/>// atomic metas</text:span></text:p>
      <text:p text:style-name="Preformatted_20_Text"/>
      <text:p text:style-name="Preformatted_20_Text"><text:span text:style-name="Source_20_Text"><text:s text:c="4"/>RelArray() : n(0), value64(nullptr), meta(nullptr) {}</text:span></text:p>
      <text:p text:style-name="Preformatted_20_Text"/>
      <text:p text:style-name="Preformatted_20_Text"><text:span text:style-name="Source_20_Text"><text:s text:c="4"/>void init(size_t N) {</text:span></text:p>
      <text:p text:style-name="Preformatted_20_Text"><text:span text:style-name="Source_20_Text"><text:s text:c="8"/>n = N;</text:span></text:p>
      <text:p text:style-name="Preformatted_20_Text"><text:span text:style-name="Source_20_Text"><text:s text:c="8"/>// 64-byte align for vectorization friendliness</text:span></text:p>
      <text:p text:style-name="Preformatted_20_Text"><text:span text:style-name="Source_20_Text"><text:s text:c="8"/>if (posix_memalign((void**)&amp;value64, 64, n * sizeof(uint64_t)) != 0) {</text:span></text:p>
      <text:p text:style-name="Preformatted_20_Text"><text:span text:style-name="Source_20_Text"><text:s text:c="12"/>throw std::bad_alloc();</text:span></text:p>
      <text:p text:style-name="Preformatted_20_Text"><text:span text:style-name="Source_20_Text"><text:s text:c="8"/>}</text:span></text:p>
      <text:p text:style-name="Preformatted_20_Text"><text:span text:style-name="Source_20_Text"><text:s text:c="8"/>if (posix_memalign((void**)&amp;meta, 64, n * sizeof(std::atomic&lt;uint32_t&gt;)) != 0) {</text:span></text:p>
      <text:p text:style-name="Preformatted_20_Text"><text:span text:style-name="Source_20_Text"><text:s text:c="12"/>free(value64);</text:span></text:p>
      <text:p text:style-name="Preformatted_20_Text"><text:span text:style-name="Source_20_Text"><text:s text:c="12"/>throw std::bad_alloc();</text:span></text:p>
      <text:p text:style-name="Preformatted_20_Text"><text:span text:style-name="Source_20_Text"><text:s text:c="8"/>}</text:span></text:p>
      <text:p text:style-name="Preformatted_20_Text"><text:span text:style-name="Source_20_Text"><text:s text:c="8"/>for (size_t i = 0; i &lt; n; ++i) {</text:span></text:p>
      <text:p text:style-name="Preformatted_20_Text"><text:span text:style-name="Source_20_Text"><text:s text:c="12"/>value64[i] = 0ULL;</text:span></text:p>
      <text:p text:style-name="Preformatted_20_Text"><text:span text:style-name="Source_20_Text"><text:s text:c="12"/>new (&amp;meta[i]) std::atomic&lt;uint32_t&gt;(0u);</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void free_all() {</text:span></text:p>
      <text:p text:style-name="Preformatted_20_Text"><text:span text:style-name="Source_20_Text"><text:s text:c="8"/>if (value64) free(value64);</text:span></text:p>
      <text:p text:style-name="Preformatted_20_Text"><text:span text:style-name="Source_20_Text"><text:s text:c="8"/>if (meta) {</text:span></text:p>
      <text:p text:style-name="Preformatted_20_Text"><text:span text:style-name="Source_20_Text"><text:s text:c="12"/>for (size_t i = 0; i &lt; n; ++i) meta[i].~atomic();</text:span></text:p>
      <text:p text:style-name="Preformatted_20_Text"><text:span text:style-name="Source_20_Text"><text:s text:c="12"/>free(meta);</text:span></text:p>
      <text:p text:style-name="Preformatted_20_Text"><text:span text:style-name="Source_20_Text"><text:s text:c="8"/>}</text:span></text:p>
      <text:p text:style-name="Preformatted_20_Text"><text:span text:style-name="Source_20_Text"><text:s text:c="8"/>value64 = nullptr;</text:span></text:p>
      <text:p text:style-name="Preformatted_20_Text"><text:span text:style-name="Source_20_Text"><text:s text:c="8"/>meta = nullptr;</text:span></text:p>
      <text:p text:style-name="Preformatted_20_Text"><text:span text:style-name="Source_20_Text"><text:s text:c="8"/>n = 0;</text:span></text:p>
      <text:p text:style-name="Preformatted_20_Text"><text:span text:style-name="Source_20_Text"><text:s text:c="4"/>}</text:span></text:p>
      <text:p text:style-name="Preformatted_20_Text"/>
      <text:p text:style-name="Preformatted_20_Text"><text:span text:style-name="Source_20_Text"><text:s text:c="4"/>inline static uint64_t pack_value32inv32(uint32_t v) {</text:span></text:p>
      <text:p text:style-name="Preformatted_20_Text"><text:span text:style-name="Source_20_Text"><text:s text:c="8"/>uint32_t inv = ~v;</text:span></text:p>
      <text:p text:style-name="Preformatted_20_Text"><text:span text:style-name="Source_20_Text"><text:s text:c="8"/>uint64_t r = ((uint64_t)inv &lt;&lt; 32) | (uint64_t)v;</text:span></text:p>
      <text:p text:style-name="Preformatted_20_Text"><text:span text:style-name="Source_20_Text"><text:s text:c="8"/>return r;</text:span></text:p>
      <text:p text:style-name="Preformatted_20_Text"><text:span text:style-name="Source_20_Text"><text:s text:c="4"/>}</text:span></text:p>
      <text:p text:style-name="Preformatted_20_Text"/>
      <text:p text:style-name="Preformatted_20_Text"><text:span text:style-name="Source_20_Text"><text:s text:c="4"/>inline static uint32_t unpack_value32(uint64_t v64) {</text:span></text:p>
      <text:p text:style-name="Preformatted_20_Text"><text:span text:style-name="Source_20_Text"><text:s text:c="8"/>return (uint32_t)(v64 &amp; 0xFFFFFFFFu);</text:span></text:p>
      <text:p text:style-name="Preformatted_20_Text"><text:span text:style-name="Source_20_Text"><text:s text:c="4"/>}</text:span></text:p>
      <text:p text:style-name="Preformatted_20_Text"/>
      <text:p text:style-name="Preformatted_20_Text"><text:span text:style-name="Source_20_Text"><text:s text:c="4"/>inline static uint32_t unpack_inv32(uint64_t v64) {</text:span></text:p>
      <text:p text:style-name="Preformatted_20_Text"><text:span text:style-name="Source_20_Text"><text:s text:c="8"/>return (uint32_t)((v64 &gt;&gt; 32) &amp; 0xFFFFFFFFu);</text:span></text:p>
      <text:p text:style-name="Preformatted_20_Text"><text:span text:style-name="Source_20_Text"><text:s text:c="4"/>}</text:span></text:p>
      <text:p text:style-name="Preformatted_20_Text"/>
      <text:p text:style-name="Preformatted_20_Text"><text:span text:style-name="Source_20_Text"><text:s text:c="4"/>// Read with triple-phase check (meta -&gt; value64 -&gt; meta)</text:span></text:p>
      <text:p text:style-name="Preformatted_20_Text"><text:span text:style-name="Source_20_Text"><text:s text:c="4"/>// Returns true on success and writes `out_value_bits` if non-null.</text:span></text:p>
      <text:p text:style-name="Preformatted_20_Text"><text:span text:style-name="Source_20_Text"><text:s text:c="4"/>bool read_elem(size_t idx, uint32_t *out_value_bits = nullptr, uint8_t *out_st = nullptr, uint8_t *out_rel = nullptr, uint16_t *out_clock = nullptr) const {</text:span></text:p>
      <text:p text:style-name="Preformatted_20_Text"><text:span text:style-name="Source_20_Text"><text:s text:c="8"/>assert(idx &lt; n);</text:span></text:p>
      <text:p text:style-name="Preformatted_20_Text"><text:span text:style-name="Source_20_Text"><text:s text:c="8"/>for (;;) {</text:span></text:p>
      <text:p text:style-name="Preformatted_20_Text"><text:span text:style-name="Source_20_Text"><text:s text:c="12"/>uint32_t m1 = meta[idx].load(std::memory_order_acquire);</text:span></text:p>
      <text:p text:style-name="Preformatted_20_Text"><text:span text:style-name="Source_20_Text"><text:s text:c="12"/>uint64_t v64 = value64[idx]; // single atomic aligned load</text:span></text:p>
      <text:p text:style-name="Preformatted_20_Text"><text:span text:style-name="Source_20_Text"><text:s text:c="12"/>uint32_t m2 = meta[idx].load(std::memory_order_acquire);</text:span></text:p>
      <text:p text:style-name="Preformatted_20_Text"><text:span text:style-name="Source_20_Text"><text:s text:c="12"/>if (m1 != m2) continue;</text:span></text:p>
      <text:p text:style-name="Preformatted_20_Text"><text:span text:style-name="Source_20_Text"><text:s text:c="12"/>uint32_t low = unpack_value32(v64);</text:span></text:p>
      <text:p text:style-name="Preformatted_20_Text"><text:span text:style-name="Source_20_Text"><text:s text:c="12"/>uint32_t high = unpack_inv32(v64);</text:span></text:p>
      <text:p text:style-name="Preformatted_20_Text"><text:span text:style-name="Source_20_Text"><text:s text:c="12"/>if (high != (uint32_t)~low) {</text:span></text:p>
      <text:p text:style-name="Preformatted_20_Text"><text:span text:style-name="Source_20_Text"><text:s text:c="16"/>return false; // integrity check failed</text:span></text:p>
      <text:p text:style-name="Preformatted_20_Text"><text:soft-page-break/><text:span text:style-name="Source_20_Text"><text:s text:c="12"/>}</text:span></text:p>
      <text:p text:style-name="Preformatted_20_Text"><text:span text:style-name="Source_20_Text"><text:s text:c="12"/>if (out_value_bits) *out_value_bits = low;</text:span></text:p>
      <text:p text:style-name="Preformatted_20_Text"><text:span text:style-name="Source_20_Text"><text:s text:c="12"/>if (out_st) *out_st = (uint8_t)( (m1 &gt;&gt; 24) &amp; 0xFFu );</text:span></text:p>
      <text:p text:style-name="Preformatted_20_Text"><text:span text:style-name="Source_20_Text"><text:s text:c="12"/>if (out_rel) *out_rel = (uint8_t)( (m1 &gt;&gt; 16) &amp; 0xFFu );</text:span></text:p>
      <text:p text:style-name="Preformatted_20_Text"><text:span text:style-name="Source_20_Text"><text:s text:c="12"/>if (out_clock) *out_clock = (uint16_t)( m1 &amp; 0xFFFFu );</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Per-element CAS writer: mark pending via CAS on meta, write value64, commit meta</text:span></text:p>
      <text:p text:style-name="Preformatted_20_Text"><text:span text:style-name="Source_20_Text"><text:s text:c="4"/>void write_elem_cas(size_t idx, uint32_t new_value_bits, uint8_t new_st, uint8_t new_rel) {</text:span></text:p>
      <text:p text:style-name="Preformatted_20_Text"><text:span text:style-name="Source_20_Text"><text:s text:c="8"/>assert(idx &lt; n);</text:span></text:p>
      <text:p text:style-name="Preformatted_20_Text"><text:span text:style-name="Source_20_Text"><text:s text:c="8"/>uint64_t newv64 = pack_value32inv32(new_value_bits);</text:span></text:p>
      <text:p text:style-name="Preformatted_20_Text"><text:span text:style-name="Source_20_Text"><text:s text:c="8"/>while (true) {</text:span></text:p>
      <text:p text:style-name="Preformatted_20_Text"><text:span text:style-name="Source_20_Text"><text:s text:c="12"/>uint32_t old_meta = meta[idx].load(std::memory_order_acquire);</text:span></text:p>
      <text:p text:style-name="Preformatted_20_Text"><text:span text:style-name="Source_20_Text"><text:s text:c="12"/>uint16_t old_clock = (uint16_t)(old_meta &amp; 0xFFFFu);</text:span></text:p>
      <text:p text:style-name="Preformatted_20_Text"><text:span text:style-name="Source_20_Text"><text:s text:c="12"/>uint16_t pending_clock = (uint16_t)(old_clock + 1); // odd pending</text:span></text:p>
      <text:p text:style-name="Preformatted_20_Text"><text:span text:style-name="Source_20_Text"><text:s text:c="12"/>uint32_t pending_meta = ((uint32_t)new_st &lt;&lt; 24) | ((uint32_t)new_rel &lt;&lt; 16) | (uint32_t)pending_clock;</text:span></text:p>
      <text:p text:style-name="Preformatted_20_Text"><text:span text:style-name="Source_20_Text"><text:s text:c="12"/>if (meta[idx].compare_exchange_strong(old_meta, pending_meta, std::memory_order_acq_rel)) {</text:span></text:p>
      <text:p text:style-name="Preformatted_20_Text"><text:span text:style-name="Source_20_Text"><text:s text:c="16"/>// we won the right to update</text:span></text:p>
      <text:p text:style-name="Preformatted_20_Text"><text:span text:style-name="Source_20_Text"><text:s text:c="16"/>value64[idx] = newv64; // store value+inv together</text:span></text:p>
      <text:p text:style-name="Preformatted_20_Text"><text:span text:style-name="Source_20_Text"><text:s text:c="16"/>uint16_t committed = (uint16_t)(pending_clock + 1);</text:span></text:p>
      <text:p text:style-name="Preformatted_20_Text"><text:span text:style-name="Source_20_Text"><text:s text:c="16"/>uint32_t committed_meta = ((uint32_t)new_st &lt;&lt; 24) | ((uint32_t)new_rel &lt;&lt; 16) | (uint32_t)committed;</text:span></text:p>
      <text:p text:style-name="Preformatted_20_Text"><text:span text:style-name="Source_20_Text"><text:s text:c="16"/>meta[idx].store(committed_meta, std::memory_order_release);</text:span></text:p>
      <text:p text:style-name="Preformatted_20_Text"><text:span text:style-name="Source_20_Text"><text:s text:c="16"/>return;</text:span></text:p>
      <text:p text:style-name="Preformatted_20_Text"><text:span text:style-name="Source_20_Text"><text:s text:c="12"/>}</text:span></text:p>
      <text:p text:style-name="Preformatted_20_Text"><text:span text:style-name="Source_20_Text"><text:s text:c="12"/>// CAS failed: retry</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Raw commit used by committer (no per-element CAS): writer/committer must ensure no races</text:span></text:p>
      <text:p text:style-name="Preformatted_20_Text"><text:span text:style-name="Source_20_Text"><text:s text:c="4"/>inline void commit_block_store(size_t base_idx, const uint64_t *values, size_t count, uint8_t new_st, uint8_t new_rel) {</text:span></text:p>
      <text:p text:style-name="Preformatted_20_Text"><text:span text:style-name="Source_20_Text"><text:s text:c="8"/>// writes data then writes metas in second pass</text:span></text:p>
      <text:p text:style-name="Preformatted_20_Text"><text:span text:style-name="Source_20_Text"><text:s text:c="8"/>// assume base_idx+count &lt;= n</text:span></text:p>
      <text:p text:style-name="Preformatted_20_Text"><text:span text:style-name="Source_20_Text"><text:s text:c="8"/>// data copy</text:span></text:p>
      <text:p text:style-name="Preformatted_20_Text"><text:span text:style-name="Source_20_Text"><text:s text:c="8"/>for (size_t i = 0; i &lt; count; ++i) {</text:span></text:p>
      <text:p text:style-name="Preformatted_20_Text"><text:span text:style-name="Source_20_Text"><text:s text:c="12"/>value64[base_idx + i] = values[i];</text:span></text:p>
      <text:p text:style-name="Preformatted_20_Text"><text:span text:style-name="Source_20_Text"><text:s text:c="8"/>}</text:span></text:p>
      <text:p text:style-name="Preformatted_20_Text"><text:span text:style-name="Source_20_Text"><text:s text:c="8"/>// meta commit: pick a new clock value per element</text:span></text:p>
      <text:p text:style-name="Preformatted_20_Text"><text:span text:style-name="Source_20_Text"><text:s text:c="8"/>for (size_t i = 0; i &lt; count; ++i) {</text:span></text:p>
      <text:p text:style-name="Preformatted_20_Text"><text:span text:style-name="Source_20_Text"><text:s text:c="12"/>uint32_t old_meta = meta[base_idx + i].load(std::memory_order_relaxed);</text:span></text:p>
      <text:p text:style-name="Preformatted_20_Text"><text:span text:style-name="Source_20_Text"><text:s text:c="12"/>uint16_t old_clock = (uint16_t)(old_meta &amp; 0xFFFFu);</text:span></text:p>
      <text:p text:style-name="Preformatted_20_Text"><text:span text:style-name="Source_20_Text"><text:s text:c="12"/>uint16_t comm = (uint16_t)(old_clock + 2); // ensure even - committed</text:span></text:p>
      <text:p text:style-name="Preformatted_20_Text"><text:span text:style-name="Source_20_Text"><text:s text:c="12"/>uint32_t new_meta = ((uint32_t)new_st &lt;&lt; 24) | ((uint32_t)new_rel &lt;&lt; 16) | (uint32_t)comm;</text:span></text:p>
      <text:p text:style-name="Preformatted_20_Text"><text:span text:style-name="Source_20_Text"><text:s text:c="12"/>meta[base_idx + i].store(new_meta, std::memory_order_releas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Utility to set initial values (no atomics required at init)</text:span></text:p>
      <text:p text:style-name="Preformatted_20_Text"><text:span text:style-name="Source_20_Text"><text:s text:c="4"/>void set_init_value(size_t idx, uint32_t vbits, uint8_t st = 0, uint8_t relcode = 0) {</text:span></text:p>
      <text:p text:style-name="Preformatted_20_Text"><text:span text:style-name="Source_20_Text"><text:s text:c="8"/>assert(idx &lt; n);</text:span></text:p>
      <text:p text:style-name="Preformatted_20_Text"><text:span text:style-name="Source_20_Text"><text:s text:c="8"/>value64[idx] = pack_value32inv32(vbits);</text:span></text:p>
      <text:p text:style-name="Preformatted_20_Text"><text:soft-page-break/><text:span text:style-name="Source_20_Text"><text:s text:c="8"/>uint32_t meta_v = ((uint32_t)st &lt;&lt; 24) | ((uint32_t)relcode &lt;&lt; 16) | (uint32_t)0u;</text:span></text:p>
      <text:p text:style-name="Preformatted_20_Text"><text:span text:style-name="Source_20_Text"><text:s text:c="8"/>meta[idx].store(meta_v, std::memory_order_relaxed);</text:span></text:p>
      <text:p text:style-name="Preformatted_20_Text"><text:span text:style-name="Source_20_Text"><text:s text:c="4"/>}</text:span></text:p>
      <text:p text:style-name="P1"><text:span text:style-name="Source_20_Text">};</text:span></text:p>
      <text:p text:style-name="Horizontal_20_Line"/>
      <text:h text:style-name="Heading_20_3" text:outline-level="3">src/ring.h</text:h>
      <text:p text:style-name="Preformatted_20_Text"><text:span text:style-name="Source_20_Text">#pragma once</text:span></text:p>
      <text:p text:style-name="Preformatted_20_Text"><text:span text:style-name="Source_20_Text">#include &lt;vector&gt;</text:span></text:p>
      <text:p text:style-name="Preformatted_20_Text"><text:span text:style-name="Source_20_Text">#include &lt;atomic&gt;</text:span></text:p>
      <text:p text:style-name="Preformatted_20_Text"><text:span text:style-name="Source_20_Text">#include &lt;cassert&gt;</text:span></text:p>
      <text:p text:style-name="Preformatted_20_Text"><text:span text:style-name="Source_20_Text">#include &lt;cstdint&gt;</text:span></text:p>
      <text:p text:style-name="Preformatted_20_Text"><text:span text:style-name="Source_20_Text">#include &lt;cstdlib&gt;</text:span></text:p>
      <text:p text:style-name="Preformatted_20_Text"><text:span text:style-name="Source_20_Text">#include &lt;cstring&gt;</text:span></text:p>
      <text:p text:style-name="Preformatted_20_Text"/>
      <text:p text:style-name="Preformatted_20_Text"><text:span text:style-name="Source_20_Text">// A simple multi-producer single-consumer ring (power-of-two capacity)</text:span></text:p>
      <text:p text:style-name="Preformatted_20_Text"><text:span text:style-name="Source_20_Text">// Producers claim slots by head.fetch_add(n) and write descriptors; consumer reads tail..head</text:span></text:p>
      <text:p text:style-name="Preformatted_20_Text"><text:span text:style-name="Source_20_Text">// Descriptor is a simple POD holding update info.</text:span></text:p>
      <text:p text:style-name="Preformatted_20_Text"/>
      <text:p text:style-name="Preformatted_20_Text"><text:span text:style-name="Source_20_Text">struct RingDesc {</text:span></text:p>
      <text:p text:style-name="Preformatted_20_Text"><text:span text:style-name="Source_20_Text"><text:s text:c="4"/>uint32_t idx;</text:span></text:p>
      <text:p text:style-name="Preformatted_20_Text"><text:span text:style-name="Source_20_Text"><text:s text:c="4"/>uint32_t value_bits; // new value bits; for this prototype we only support STORE op</text:span></text:p>
      <text:p text:style-name="Preformatted_20_Text"><text:span text:style-name="Source_20_Text"><text:s text:c="4"/>uint8_t new_st;</text:span></text:p>
      <text:p text:style-name="Preformatted_20_Text"><text:span text:style-name="Source_20_Text"><text:s text:c="4"/>uint8_t new_rel;</text:span></text:p>
      <text:p text:style-name="Preformatted_20_Text"><text:span text:style-name="Source_20_Text"><text:s text:c="4"/>uint16_t pad;</text:span></text:p>
      <text:p text:style-name="Preformatted_20_Text"><text:span text:style-name="Source_20_Text">};</text:span></text:p>
      <text:p text:style-name="Preformatted_20_Text"/>
      <text:p text:style-name="Preformatted_20_Text"><text:span text:style-name="Source_20_Text">struct Ring {</text:span></text:p>
      <text:p text:style-name="Preformatted_20_Text"><text:span text:style-name="Source_20_Text"><text:s text:c="4"/>RingDesc *buf;</text:span></text:p>
      <text:p text:style-name="Preformatted_20_Text"><text:span text:style-name="Source_20_Text"><text:s text:c="4"/>size_t cap; // power of two</text:span></text:p>
      <text:p text:style-name="Preformatted_20_Text"><text:span text:style-name="Source_20_Text"><text:s text:c="4"/>size_t mask;</text:span></text:p>
      <text:p text:style-name="Preformatted_20_Text"><text:span text:style-name="Source_20_Text"><text:s text:c="4"/>std::atomic&lt;uint64_t&gt; head; // next free slot index (producers increment)</text:span></text:p>
      <text:p text:style-name="Preformatted_20_Text"><text:span text:style-name="Source_20_Text"><text:s text:c="4"/>std::atomic&lt;uint64_t&gt; tail; // consumer processed to this index</text:span></text:p>
      <text:p text:style-name="Preformatted_20_Text"><text:span text:style-name="Source_20_Text"><text:s text:c="4"/>Ring(size_t capacity_pow2) {</text:span></text:p>
      <text:p text:style-name="Preformatted_20_Text"><text:span text:style-name="Source_20_Text"><text:s text:c="8"/>assert((capacity_pow2 &amp; (capacity_pow2 - 1)) == 0);</text:span></text:p>
      <text:p text:style-name="Preformatted_20_Text"><text:span text:style-name="Source_20_Text"><text:s text:c="8"/>cap = capacity_pow2;</text:span></text:p>
      <text:p text:style-name="Preformatted_20_Text"><text:span text:style-name="Source_20_Text"><text:s text:c="8"/>mask = cap - 1;</text:span></text:p>
      <text:p text:style-name="Preformatted_20_Text"><text:span text:style-name="Source_20_Text"><text:s text:c="8"/>buf = (RingDesc*)aligned_alloc(64, cap * sizeof(RingDesc));</text:span></text:p>
      <text:p text:style-name="Preformatted_20_Text"><text:span text:style-name="Source_20_Text"><text:s text:c="8"/>std::memset(buf, 0, cap * sizeof(RingDesc));</text:span></text:p>
      <text:p text:style-name="Preformatted_20_Text"><text:span text:style-name="Source_20_Text"><text:s text:c="8"/>head.store(0);</text:span></text:p>
      <text:p text:style-name="Preformatted_20_Text"><text:span text:style-name="Source_20_Text"><text:s text:c="8"/>tail.store(0);</text:span></text:p>
      <text:p text:style-name="Preformatted_20_Text"><text:span text:style-name="Source_20_Text"><text:s text:c="4"/>}</text:span></text:p>
      <text:p text:style-name="Preformatted_20_Text"><text:span text:style-name="Source_20_Text"><text:s text:c="4"/>~Ring() {</text:span></text:p>
      <text:p text:style-name="Preformatted_20_Text"><text:span text:style-name="Source_20_Text"><text:s text:c="8"/>free(buf);</text:span></text:p>
      <text:p text:style-name="Preformatted_20_Text"><text:span text:style-name="Source_20_Text"><text:s text:c="4"/>}</text:span></text:p>
      <text:p text:style-name="Preformatted_20_Text"><text:span text:style-name="Source_20_Text"><text:s text:c="4"/>// Claim one slot and return its index; producers call this then write into slot</text:span></text:p>
      <text:p text:style-name="Preformatted_20_Text"><text:span text:style-name="Source_20_Text"><text:s text:c="4"/>uint64_t claim_one() {</text:span></text:p>
      <text:p text:style-name="Preformatted_20_Text"><text:span text:style-name="Source_20_Text"><text:s text:c="8"/>return head.fetch_add(1, std::memory_order_acq_rel);</text:span></text:p>
      <text:p text:style-name="Preformatted_20_Text"><text:span text:style-name="Source_20_Text"><text:s text:c="4"/>}</text:span></text:p>
      <text:p text:style-name="Preformatted_20_Text"><text:span text:style-name="Source_20_Text"><text:s text:c="4"/>// safe write into claimed slot</text:span></text:p>
      <text:p text:style-name="Preformatted_20_Text"><text:span text:style-name="Source_20_Text"><text:s text:c="4"/>inline void write_slot(uint64_t seq, const RingDesc &amp;d) {</text:span></text:p>
      <text:p text:style-name="Preformatted_20_Text"><text:span text:style-name="Source_20_Text"><text:s text:c="8"/>buf[seq &amp; mask] = d; // plain store; seq uniqueness ensures ordering</text:span></text:p>
      <text:p text:style-name="Preformatted_20_Text"><text:span text:style-name="Source_20_Text"><text:s text:c="8"/>// ensure store visible before consumer reads via head ordering (producer already incremented head)</text:span></text:p>
      <text:p text:style-name="Preformatted_20_Text"><text:span text:style-name="Source_20_Text"><text:s text:c="4"/>}</text:span></text:p>
      <text:p text:style-name="Preformatted_20_Text"><text:span text:style-name="Source_20_Text"><text:s text:c="4"/>// consumer: read available count</text:span></text:p>
      <text:p text:style-name="Preformatted_20_Text"><text:span text:style-name="Source_20_Text"><text:s text:c="4"/>uint64_t available() {</text:span></text:p>
      <text:p text:style-name="Preformatted_20_Text"><text:soft-page-break/><text:span text:style-name="Source_20_Text"><text:s text:c="8"/>return head.load(std::memory_order_acquire) - tail.load(std::memory_order_relaxed);</text:span></text:p>
      <text:p text:style-name="Preformatted_20_Text"><text:span text:style-name="Source_20_Text"><text:s text:c="4"/>}</text:span></text:p>
      <text:p text:style-name="Preformatted_20_Text"><text:span text:style-name="Source_20_Text"><text:s text:c="4"/>inline RingDesc &amp;slot_at(uint64_t seq) {</text:span></text:p>
      <text:p text:style-name="Preformatted_20_Text"><text:span text:style-name="Source_20_Text"><text:s text:c="8"/>return buf[seq &amp; mask];</text:span></text:p>
      <text:p text:style-name="Preformatted_20_Text"><text:span text:style-name="Source_20_Text"><text:s text:c="4"/>}</text:span></text:p>
      <text:p text:style-name="Preformatted_20_Text"><text:span text:style-name="Source_20_Text"><text:s text:c="4"/>// advance tail after processing up to seq (exclusive)</text:span></text:p>
      <text:p text:style-name="Preformatted_20_Text"><text:span text:style-name="Source_20_Text"><text:s text:c="4"/>inline void advance_tail(uint64_t seq) {</text:span></text:p>
      <text:p text:style-name="Preformatted_20_Text"><text:span text:style-name="Source_20_Text"><text:s text:c="8"/>tail.store(seq, std::memory_order_release);</text:span></text:p>
      <text:p text:style-name="Preformatted_20_Text"><text:span text:style-name="Source_20_Text"><text:s text:c="4"/>}</text:span></text:p>
      <text:p text:style-name="P1"><text:span text:style-name="Source_20_Text">};</text:span></text:p>
      <text:p text:style-name="Horizontal_20_Line"/>
      <text:h text:style-name="Heading_20_3" text:outline-level="3">src/worker.h</text:h>
      <text:p text:style-name="Preformatted_20_Text"><text:span text:style-name="Source_20_Text">#pragma once</text:span></text:p>
      <text:p text:style-name="Preformatted_20_Text"><text:span text:style-name="Source_20_Text">#include "relarray.h"</text:span></text:p>
      <text:p text:style-name="Preformatted_20_Text"><text:span text:style-name="Source_20_Text">#include "ring.h"</text:span></text:p>
      <text:p text:style-name="Preformatted_20_Text"><text:span text:style-name="Source_20_Text">#include &lt;thread&gt;</text:span></text:p>
      <text:p text:style-name="Preformatted_20_Text"><text:span text:style-name="Source_20_Text">#include &lt;vector&gt;</text:span></text:p>
      <text:p text:style-name="Preformatted_20_Text"><text:span text:style-name="Source_20_Text">#include &lt;atomic&gt;</text:span></text:p>
      <text:p text:style-name="Preformatted_20_Text"><text:span text:style-name="Source_20_Text">#include &lt;chrono&gt;</text:span></text:p>
      <text:p text:style-name="Preformatted_20_Text"><text:span text:style-name="Source_20_Text">#include &lt;iostream&gt;</text:span></text:p>
      <text:p text:style-name="Preformatted_20_Text"/>
      <text:p text:style-name="Preformatted_20_Text"><text:span text:style-name="Source_20_Text">// Worker/committer interface</text:span></text:p>
      <text:p text:style-name="Preformatted_20_Text"><text:span text:style-name="Source_20_Text">struct Worker {</text:span></text:p>
      <text:p text:style-name="Preformatted_20_Text"><text:span text:style-name="Source_20_Text"><text:s text:c="4"/>RelArray &amp;A;</text:span></text:p>
      <text:p text:style-name="Preformatted_20_Text"><text:span text:style-name="Source_20_Text"><text:s text:c="4"/>Ring &amp;ring;</text:span></text:p>
      <text:p text:style-name="Preformatted_20_Text"><text:span text:style-name="Source_20_Text"><text:s text:c="4"/>std::atomic&lt;bool&gt; stop_flag;</text:span></text:p>
      <text:p text:style-name="Preformatted_20_Text"><text:span text:style-name="Source_20_Text"><text:s text:c="4"/>std::thread thr;</text:span></text:p>
      <text:p text:style-name="Preformatted_20_Text"/>
      <text:p text:style-name="Preformatted_20_Text"><text:span text:style-name="Source_20_Text"><text:s text:c="4"/>Worker(RelArray &amp;arr, Ring &amp;r) : A(arr), ring(r), stop_flag(false) {}</text:span></text:p>
      <text:p text:style-name="Preformatted_20_Text"/>
      <text:p text:style-name="Preformatted_20_Text"><text:span text:style-name="Source_20_Text"><text:s text:c="4"/>void start() {</text:span></text:p>
      <text:p text:style-name="Preformatted_20_Text"><text:span text:style-name="Source_20_Text"><text:s text:c="8"/>thr = std::thread([this]{ run(); });</text:span></text:p>
      <text:p text:style-name="Preformatted_20_Text"><text:span text:style-name="Source_20_Text"><text:s text:c="4"/>}</text:span></text:p>
      <text:p text:style-name="Preformatted_20_Text"><text:span text:style-name="Source_20_Text"><text:s text:c="4"/>void stop() {</text:span></text:p>
      <text:p text:style-name="Preformatted_20_Text"><text:span text:style-name="Source_20_Text"><text:s text:c="8"/>stop_flag.store(true);</text:span></text:p>
      <text:p text:style-name="Preformatted_20_Text"><text:span text:style-name="Source_20_Text"><text:s text:c="8"/>if (thr.joinable()) thr.join();</text:span></text:p>
      <text:p text:style-name="Preformatted_20_Text"><text:span text:style-name="Source_20_Text"><text:s text:c="4"/>}</text:span></text:p>
      <text:p text:style-name="Preformatted_20_Text"/>
      <text:p text:style-name="Preformatted_20_Text"><text:span text:style-name="Source_20_Text"><text:s text:c="4"/>void run(); // implemented in worker.cpp</text:span></text:p>
      <text:p text:style-name="P1"><text:span text:style-name="Source_20_Text">};</text:span></text:p>
      <text:p text:style-name="Horizontal_20_Line"/>
      <text:h text:style-name="Heading_20_3" text:outline-level="3">src/worker.cpp</text:h>
      <text:p text:style-name="Preformatted_20_Text"><text:span text:style-name="Source_20_Text">#include "worker.h"</text:span></text:p>
      <text:p text:style-name="Preformatted_20_Text"/>
      <text:p text:style-name="Preformatted_20_Text"><text:span text:style-name="Source_20_Text">// A simple committer that consumes the ring and applies updates in batches.</text:span></text:p>
      <text:p text:style-name="Preformatted_20_Text"><text:span text:style-name="Source_20_Text">// For demonstration, we coalesce contiguous indices into small blocks and commit.</text:span></text:p>
      <text:p text:style-name="Preformatted_20_Text"><text:span text:style-name="Source_20_Text">//</text:span></text:p>
      <text:p text:style-name="Preformatted_20_Text"><text:span text:style-name="Source_20_Text">// SIMD stub: if __AVX2__ available you can vectorize pack/unpack - omitted for brevity;</text:span></text:p>
      <text:p text:style-name="Preformatted_20_Text"><text:span text:style-name="Source_20_Text">// this prototype uses scalar stores for portability and correctness demo.</text:span></text:p>
      <text:p text:style-name="Preformatted_20_Text"/>
      <text:p text:style-name="Preformatted_20_Text"><text:span text:style-name="Source_20_Text">void Worker::run() {</text:span></text:p>
      <text:p text:style-name="Preformatted_20_Text"><text:span text:style-name="Source_20_Text"><text:s text:c="4"/>using namespace std::chrono;</text:span></text:p>
      <text:p text:style-name="Preformatted_20_Text"><text:span text:style-name="Source_20_Text"><text:s text:c="4"/>uint64_t next_seq = ring.tail.load(std::memory_order_relaxed);</text:span></text:p>
      <text:p text:style-name="Preformatted_20_Text"><text:soft-page-break/><text:span text:style-name="Source_20_Text"><text:s text:c="4"/>const size_t COALESCE_MAX = 1024; // max block size to coalesce</text:span></text:p>
      <text:p text:style-name="Preformatted_20_Text"><text:span text:style-name="Source_20_Text"><text:s text:c="4"/>std::vector&lt;uint64_t&gt; tmp_values;</text:span></text:p>
      <text:p text:style-name="Preformatted_20_Text"><text:span text:style-name="Source_20_Text"><text:s text:c="4"/>tmp_values.reserve(COALESCE_MAX);</text:span></text:p>
      <text:p text:style-name="Preformatted_20_Text"/>
      <text:p text:style-name="Preformatted_20_Text"><text:span text:style-name="Source_20_Text"><text:s text:c="4"/>while (!stop_flag.load(std::memory_order_relaxed)) {</text:span></text:p>
      <text:p text:style-name="Preformatted_20_Text"><text:span text:style-name="Source_20_Text"><text:s text:c="8"/>uint64_t head = ring.head.load(std::memory_order_acquire);</text:span></text:p>
      <text:p text:style-name="Preformatted_20_Text"><text:span text:style-name="Source_20_Text"><text:s text:c="8"/>if (next_seq &gt;= head) {</text:span></text:p>
      <text:p text:style-name="Preformatted_20_Text"><text:span text:style-name="Source_20_Text"><text:s text:c="12"/>// nothing to do; sleep briefly</text:span></text:p>
      <text:p text:style-name="Preformatted_20_Text"><text:span text:style-name="Source_20_Text"><text:s text:c="12"/>std::this_thread::sleep_for(std::chrono::microseconds(50));</text:span></text:p>
      <text:p text:style-name="Preformatted_20_Text"><text:span text:style-name="Source_20_Text"><text:s text:c="12"/>continue;</text:span></text:p>
      <text:p text:style-name="Preformatted_20_Text"><text:span text:style-name="Source_20_Text"><text:s text:c="8"/>}</text:span></text:p>
      <text:p text:style-name="Preformatted_20_Text"><text:span text:style-name="Source_20_Text"><text:s text:c="8"/>// process available descriptors in [next_seq, head)</text:span></text:p>
      <text:p text:style-name="Preformatted_20_Text"><text:span text:style-name="Source_20_Text"><text:s text:c="8"/>while (next_seq &lt; head) {</text:span></text:p>
      <text:p text:style-name="Preformatted_20_Text"><text:span text:style-name="Source_20_Text"><text:s text:c="12"/>// coalesce contiguous indices</text:span></text:p>
      <text:p text:style-name="Preformatted_20_Text"><text:span text:style-name="Source_20_Text"><text:s text:c="12"/>RingDesc d = ring.slot_at(next_seq);</text:span></text:p>
      <text:p text:style-name="Preformatted_20_Text"><text:span text:style-name="Source_20_Text"><text:s text:c="12"/>size_t base = d.idx;</text:span></text:p>
      <text:p text:style-name="Preformatted_20_Text"><text:span text:style-name="Source_20_Text"><text:s text:c="12"/>tmp_values.clear();</text:span></text:p>
      <text:p text:style-name="Preformatted_20_Text"><text:span text:style-name="Source_20_Text"><text:s text:c="12"/>tmp_values.push_back(RelArray::pack_value32inv32(d.value_bits));</text:span></text:p>
      <text:p text:style-name="Preformatted_20_Text"><text:span text:style-name="Source_20_Text"><text:s text:c="12"/>uint64_t seq2 = next_seq + 1;</text:span></text:p>
      <text:p text:style-name="Preformatted_20_Text"><text:span text:style-name="Source_20_Text"><text:s text:c="12"/>// try to coalesce following descriptors that point to consecutive indices</text:span></text:p>
      <text:p text:style-name="Preformatted_20_Text"><text:span text:style-name="Source_20_Text"><text:s text:c="12"/>while (seq2 &lt; head &amp;&amp; tmp_values.size() &lt; COALESCE_MAX) {</text:span></text:p>
      <text:p text:style-name="Preformatted_20_Text"><text:span text:style-name="Source_20_Text"><text:s text:c="16"/>RingDesc d2 = ring.slot_at(seq2);</text:span></text:p>
      <text:p text:style-name="Preformatted_20_Text"><text:span text:style-name="Source_20_Text"><text:s text:c="16"/>if (d2.idx == base + tmp_values.size() &amp;&amp; d2.new_st == d.new_st &amp;&amp; d2.new_rel == d.new_rel) {</text:span></text:p>
      <text:p text:style-name="Preformatted_20_Text"><text:span text:style-name="Source_20_Text"><text:s text:c="20"/>tmp_values.push_back(RelArray::pack_value32inv32(d2.value_bits));</text:span></text:p>
      <text:p text:style-name="Preformatted_20_Text"><text:span text:style-name="Source_20_Text"><text:s text:c="20"/>++seq2;</text:span></text:p>
      <text:p text:style-name="Preformatted_20_Text"><text:span text:style-name="Source_20_Text"><text:s text:c="16"/>} else break;</text:span></text:p>
      <text:p text:style-name="Preformatted_20_Text"><text:span text:style-name="Source_20_Text"><text:s text:c="12"/>}</text:span></text:p>
      <text:p text:style-name="Preformatted_20_Text"><text:span text:style-name="Source_20_Text"><text:s text:c="12"/>// commit block [base, base + tmp_values.size())</text:span></text:p>
      <text:p text:style-name="Preformatted_20_Text"><text:span text:style-name="Source_20_Text"><text:s text:c="12"/>A.commit_block_store(base, tmp_values.data(), tmp_values.size(), d.new_st, d.new_rel);</text:span></text:p>
      <text:p text:style-name="Preformatted_20_Text"><text:span text:style-name="Source_20_Text"><text:s text:c="12"/>next_seq += tmp_values.size();</text:span></text:p>
      <text:p text:style-name="Preformatted_20_Text"><text:span text:style-name="Source_20_Text"><text:s text:c="8"/>}</text:span></text:p>
      <text:p text:style-name="Preformatted_20_Text"><text:span text:style-name="Source_20_Text"><text:s text:c="8"/>// advance tail to next_seq</text:span></text:p>
      <text:p text:style-name="Preformatted_20_Text"><text:span text:style-name="Source_20_Text"><text:s text:c="8"/>ring.advance_tail(next_seq);</text:span></text:p>
      <text:p text:style-name="Preformatted_20_Text"><text:span text:style-name="Source_20_Text"><text:s text:c="4"/>} // loop</text:span></text:p>
      <text:p text:style-name="P1"><text:span text:style-name="Source_20_Text">}</text:span></text:p>
      <text:p text:style-name="Horizontal_20_Line"/>
      <text:h text:style-name="Heading_20_3" text:outline-level="3">src/main.cpp</text:h>
      <text:p text:style-name="Preformatted_20_Text"><text:span text:style-name="Source_20_Text">#include "relarray.h"</text:span></text:p>
      <text:p text:style-name="Preformatted_20_Text"><text:span text:style-name="Source_20_Text">#include "ring.h"</text:span></text:p>
      <text:p text:style-name="Preformatted_20_Text"><text:span text:style-name="Source_20_Text">#include "worker.h"</text:span></text:p>
      <text:p text:style-name="Preformatted_20_Text"><text:span text:style-name="Source_20_Text">#include &lt;iostream&gt;</text:span></text:p>
      <text:p text:style-name="Preformatted_20_Text"><text:span text:style-name="Source_20_Text">#include &lt;thread&gt;</text:span></text:p>
      <text:p text:style-name="Preformatted_20_Text"><text:span text:style-name="Source_20_Text">#include &lt;vector&gt;</text:span></text:p>
      <text:p text:style-name="Preformatted_20_Text"><text:span text:style-name="Source_20_Text">#include &lt;random&gt;</text:span></text:p>
      <text:p text:style-name="Preformatted_20_Text"><text:span text:style-name="Source_20_Text">#include &lt;chrono&gt;</text:span></text:p>
      <text:p text:style-name="Preformatted_20_Text"/>
      <text:p text:style-name="Preformatted_20_Text"><text:span text:style-name="Source_20_Text">// microbenchmark configuration</text:span></text:p>
      <text:p text:style-name="Preformatted_20_Text"><text:span text:style-name="Source_20_Text">static const size_t ARRAY_SIZE = 1 &lt;&lt; 20; // 1M elements</text:span></text:p>
      <text:p text:style-name="Preformatted_20_Text"><text:span text:style-name="Source_20_Text">static const size_t RING_CAP = 1 &lt;&lt; 16; <text:s text:c="2"/>// 65536 slots</text:span></text:p>
      <text:p text:style-name="Preformatted_20_Text"><text:span text:style-name="Source_20_Text">static const int NUM_WRITERS = 4;</text:span></text:p>
      <text:p text:style-name="Preformatted_20_Text"><text:span text:style-name="Source_20_Text">static const uint64_t OPS_PER_WRITER = 200000; // number of updates per writer</text:span></text:p>
      <text:p text:style-name="Preformatted_20_Text"/>
      <text:p text:style-name="Preformatted_20_Text"><text:span text:style-name="Source_20_Text">// Helper: random generator</text:span></text:p>
      <text:p text:style-name="Preformatted_20_Text"><text:span text:style-name="Source_20_Text">uint32_t rand_u32() {</text:span></text:p>
      <text:p text:style-name="Preformatted_20_Text"><text:span text:style-name="Source_20_Text"><text:s text:c="4"/>static thread_local std::mt19937 rng((unsigned)std::hash&lt;std::thread::id&gt;()(std::this_thread::get_id()));</text:span></text:p>
      <text:p text:style-name="Preformatted_20_Text"><text:soft-page-break/><text:span text:style-name="Source_20_Text"><text:s text:c="4"/>std::uniform_int_distribution&lt;uint32_t&gt; dist(1, 0xFFFFFFFEu);</text:span></text:p>
      <text:p text:style-name="Preformatted_20_Text"><text:span text:style-name="Source_20_Text"><text:s text:c="4"/>return dist(rng);</text:span></text:p>
      <text:p text:style-name="Preformatted_20_Text"><text:span text:style-name="Source_20_Text">}</text:span></text:p>
      <text:p text:style-name="Preformatted_20_Text"/>
      <text:p text:style-name="Preformatted_20_Text"><text:span text:style-name="Source_20_Text">// Mode A: Direct CAS writers (each writer does write_elem_cas)</text:span></text:p>
      <text:p text:style-name="Preformatted_20_Text"><text:span text:style-name="Source_20_Text">void bench_direct_cas(RelArray &amp;A) {</text:span></text:p>
      <text:p text:style-name="Preformatted_20_Text"><text:span text:style-name="Source_20_Text"><text:s text:c="4"/>std::cout &lt;&lt; "[BENCH] direct CAS writers: " &lt;&lt; NUM_WRITERS &lt;&lt; " writers, " &lt;&lt; OPS_PER_WRITER &lt;&lt; " ops each\n";</text:span></text:p>
      <text:p text:style-name="Preformatted_20_Text"><text:span text:style-name="Source_20_Text"><text:s text:c="4"/>std::vector&lt;std::thread&gt; writers;</text:span></text:p>
      <text:p text:style-name="Preformatted_20_Text"><text:span text:style-name="Source_20_Text"><text:s text:c="4"/>auto t0 = std::chrono::high_resolution_clock::now();</text:span></text:p>
      <text:p text:style-name="Preformatted_20_Text"><text:span text:style-name="Source_20_Text"><text:s text:c="4"/>for (int w=0; w&lt;NUM_WRITERS; ++w) {</text:span></text:p>
      <text:p text:style-name="Preformatted_20_Text"><text:span text:style-name="Source_20_Text"><text:s text:c="8"/>writers.emplace_back([&amp;A](){</text:span></text:p>
      <text:p text:style-name="Preformatted_20_Text"><text:span text:style-name="Source_20_Text"><text:s text:c="12"/>for (uint64_t i=0;i&lt;OPS_PER_WRITER;i++) {</text:span></text:p>
      <text:p text:style-name="Preformatted_20_Text"><text:span text:style-name="Source_20_Text"><text:s text:c="16"/>size_t idx = rand_u32() % A.n;</text:span></text:p>
      <text:p text:style-name="Preformatted_20_Text"><text:span text:style-name="Source_20_Text"><text:s text:c="16"/>uint32_t v = rand_u32();</text:span></text:p>
      <text:p text:style-name="Preformatted_20_Text"><text:span text:style-name="Source_20_Text"><text:s text:c="16"/>A.write_elem_cas(idx, v, 0x01, 0x02); // set st=1 rel=2 arbitraril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or (auto &amp;th : writers) th.join();</text:span></text:p>
      <text:p text:style-name="Preformatted_20_Text"><text:span text:style-name="Source_20_Text"><text:s text:c="4"/>auto t1 = std::chrono::high_resolution_clock::now();</text:span></text:p>
      <text:p text:style-name="Preformatted_20_Text"><text:span text:style-name="Source_20_Text"><text:s text:c="4"/>double s = std::chrono::duration_cast&lt;std::chrono::duration&lt;double&gt;&gt;(t1 - t0).count();</text:span></text:p>
      <text:p text:style-name="Preformatted_20_Text"><text:span text:style-name="Source_20_Text"><text:s text:c="4"/>uint64_t total_ops = (uint64_t)NUM_WRITERS * OPS_PER_WRITER;</text:span></text:p>
      <text:p text:style-name="Preformatted_20_Text"><text:span text:style-name="Source_20_Text"><text:s text:c="4"/>std::cout &lt;&lt; "[RESULT] direct CAS throughput: " &lt;&lt; (double)total_ops / s &lt;&lt; " ops/sec <text:s/>(" &lt;&lt; s &lt;&lt; " s)\n";</text:span></text:p>
      <text:p text:style-name="Preformatted_20_Text"><text:span text:style-name="Source_20_Text">}</text:span></text:p>
      <text:p text:style-name="Preformatted_20_Text"/>
      <text:p text:style-name="Preformatted_20_Text"><text:span text:style-name="Source_20_Text">// Mode B: RLU variant: writers push to ring, committer applies</text:span></text:p>
      <text:p text:style-name="Preformatted_20_Text"><text:span text:style-name="Source_20_Text">void bench_rlu(Ring &amp;ring, RelArray &amp;A) {</text:span></text:p>
      <text:p text:style-name="Preformatted_20_Text"><text:span text:style-name="Source_20_Text"><text:s text:c="4"/>std::cout &lt;&lt; "[BENCH] RLU writers + committer\n";</text:span></text:p>
      <text:p text:style-name="Preformatted_20_Text"><text:span text:style-name="Source_20_Text"><text:s text:c="4"/>Worker worker(A, ring);</text:span></text:p>
      <text:p text:style-name="Preformatted_20_Text"><text:span text:style-name="Source_20_Text"><text:s text:c="4"/>worker.start();</text:span></text:p>
      <text:p text:style-name="Preformatted_20_Text"><text:span text:style-name="Source_20_Text"><text:s text:c="4"/>std::vector&lt;std::thread&gt; writers;</text:span></text:p>
      <text:p text:style-name="Preformatted_20_Text"><text:span text:style-name="Source_20_Text"><text:s text:c="4"/>auto t0 = std::chrono::high_resolution_clock::now();</text:span></text:p>
      <text:p text:style-name="Preformatted_20_Text"><text:span text:style-name="Source_20_Text"><text:s text:c="4"/>for (int w=0; w&lt;NUM_WRITERS; ++w) {</text:span></text:p>
      <text:p text:style-name="Preformatted_20_Text"><text:span text:style-name="Source_20_Text"><text:s text:c="8"/>writers.emplace_back([&amp;ring, &amp;A](){</text:span></text:p>
      <text:p text:style-name="Preformatted_20_Text"><text:span text:style-name="Source_20_Text"><text:s text:c="12"/>for (uint64_t i=0;i&lt;OPS_PER_WRITER;i++) {</text:span></text:p>
      <text:p text:style-name="Preformatted_20_Text"><text:span text:style-name="Source_20_Text"><text:s text:c="16"/>uint64_t seq = ring.claim_one();</text:span></text:p>
      <text:p text:style-name="Preformatted_20_Text"><text:span text:style-name="Source_20_Text"><text:s text:c="16"/>RingDesc d;</text:span></text:p>
      <text:p text:style-name="Preformatted_20_Text"><text:span text:style-name="Source_20_Text"><text:s text:c="16"/>d.idx = rand_u32() % A.n;</text:span></text:p>
      <text:p text:style-name="Preformatted_20_Text"><text:span text:style-name="Source_20_Text"><text:s text:c="16"/>d.value_bits = rand_u32();</text:span></text:p>
      <text:p text:style-name="Preformatted_20_Text"><text:span text:style-name="Source_20_Text"><text:s text:c="16"/>d.new_st = 0x01; d.new_rel = 0x02; d.pad = 0;</text:span></text:p>
      <text:p text:style-name="Preformatted_20_Text"><text:span text:style-name="Source_20_Text"><text:s text:c="16"/>ring.write_slot(seq, 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or (auto &amp;th : writers) th.join();</text:span></text:p>
      <text:p text:style-name="Preformatted_20_Text"><text:span text:style-name="Source_20_Text"><text:s text:c="4"/>// wait for committer to finish processing</text:span></text:p>
      <text:p text:style-name="Preformatted_20_Text"><text:span text:style-name="Source_20_Text"><text:s text:c="4"/>while (ring.available() &gt; 0) {</text:span></text:p>
      <text:p text:style-name="Preformatted_20_Text"><text:span text:style-name="Source_20_Text"><text:s text:c="8"/>std::this_thread::sleep_for(std::chrono::milliseconds(1));</text:span></text:p>
      <text:p text:style-name="Preformatted_20_Text"><text:span text:style-name="Source_20_Text"><text:s text:c="4"/>}</text:span></text:p>
      <text:p text:style-name="Preformatted_20_Text"><text:span text:style-name="Source_20_Text"><text:s text:c="4"/>auto t1 = std::chrono::high_resolution_clock::now();</text:span></text:p>
      <text:p text:style-name="Preformatted_20_Text"><text:span text:style-name="Source_20_Text"><text:s text:c="4"/>worker.stop();</text:span></text:p>
      <text:p text:style-name="Preformatted_20_Text"><text:span text:style-name="Source_20_Text"><text:s text:c="4"/>double s = std::chrono::duration_cast&lt;std::chrono::duration&lt;double&gt;&gt;(t1 - t0).count();</text:span></text:p>
      <text:p text:style-name="Preformatted_20_Text"><text:span text:style-name="Source_20_Text"><text:s text:c="4"/>uint64_t total_ops = (uint64_t)NUM_WRITERS * OPS_PER_WRITER;</text:span></text:p>
      <text:p text:style-name="Preformatted_20_Text"><text:span text:style-name="Source_20_Text"><text:s text:c="4"/>std::cout &lt;&lt; "[RESULT] RLU + committer throughput: " &lt;&lt; (double)total_ops / s &lt;&lt; " ops/sec <text:s/>(" &lt;&lt; s &lt;&lt; " s)\n";</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std::cout &lt;&lt; "RelCIM prototype starting...\n";</text:span></text:p>
      <text:p text:style-name="Preformatted_20_Text"><text:soft-page-break/><text:span text:style-name="Source_20_Text"><text:s text:c="4"/>RelArray A;</text:span></text:p>
      <text:p text:style-name="Preformatted_20_Text"><text:span text:style-name="Source_20_Text"><text:s text:c="4"/>A.init(ARRAY_SIZE);</text:span></text:p>
      <text:p text:style-name="Preformatted_20_Text"/>
      <text:p text:style-name="Preformatted_20_Text"><text:span text:style-name="Source_20_Text"><text:s text:c="4"/>// initialize values</text:span></text:p>
      <text:p text:style-name="Preformatted_20_Text"><text:span text:style-name="Source_20_Text"><text:s text:c="4"/>for (size_t i=0;i&lt;A.n;i++) {</text:span></text:p>
      <text:p text:style-name="Preformatted_20_Text"><text:span text:style-name="Source_20_Text"><text:s text:c="8"/>A.set_init_value(i, (uint32_t)i, 0, 0);</text:span></text:p>
      <text:p text:style-name="Preformatted_20_Text"><text:span text:style-name="Source_20_Text"><text:s text:c="4"/>}</text:span></text:p>
      <text:p text:style-name="Preformatted_20_Text"/>
      <text:p text:style-name="Preformatted_20_Text"><text:span text:style-name="Source_20_Text"><text:s text:c="4"/>// direct CAS benchmark</text:span></text:p>
      <text:p text:style-name="Preformatted_20_Text"><text:span text:style-name="Source_20_Text"><text:s text:c="4"/>bench_direct_cas(A);</text:span></text:p>
      <text:p text:style-name="Preformatted_20_Text"/>
      <text:p text:style-name="Preformatted_20_Text"><text:span text:style-name="Source_20_Text"><text:s text:c="4"/>// RLU benchmark: create ring and run committer</text:span></text:p>
      <text:p text:style-name="Preformatted_20_Text"><text:span text:style-name="Source_20_Text"><text:s text:c="4"/>Ring ring(RING_CAP);</text:span></text:p>
      <text:p text:style-name="Preformatted_20_Text"><text:span text:style-name="Source_20_Text"><text:s text:c="4"/>bench_rlu(ring, A);</text:span></text:p>
      <text:p text:style-name="Preformatted_20_Text"/>
      <text:p text:style-name="Preformatted_20_Text"><text:span text:style-name="Source_20_Text"><text:s text:c="4"/>A.free_all();</text:span></text:p>
      <text:p text:style-name="Preformatted_20_Text"><text:span text:style-name="Source_20_Text"><text:s text:c="4"/>return 0;</text:span></text:p>
      <text:p text:style-name="P1"><text:span text:style-name="Source_20_Text">}</text:span></text:p>
      <text:p text:style-name="Horizontal_20_Line"/>
      <text:h text:style-name="Heading_20_2" text:outline-level="2">Build &amp; run</text:h>
      <text:p text:style-name="Text_20_body">From the project root:</text:p>
      <text:p text:style-name="Preformatted_20_Text"><text:span text:style-name="Source_20_Text">mkdir build</text:span></text:p>
      <text:p text:style-name="Preformatted_20_Text"><text:span text:style-name="Source_20_Text">cd build</text:span></text:p>
      <text:p text:style-name="Preformatted_20_Text"><text:span text:style-name="Source_20_Text">cmake ..</text:span></text:p>
      <text:p text:style-name="Preformatted_20_Text"><text:span text:style-name="Source_20_Text">cmake --build . -j</text:span></text:p>
      <text:p text:style-name="P1"><text:span text:style-name="Source_20_Text">./relcim</text:span></text:p>
      <text:p text:style-name="Text_20_body">If your compiler supports <text:span text:style-name="Source_20_Text">-mavx2</text:span> and it was detected, the project will compile with <text:span text:style-name="Source_20_Text">-mavx2 -march=native</text:span> enabling eventual AVX optimizations. The code uses scalar commit paths for portability; later you can add AVX2 kernels in the <text:span text:style-name="Source_20_Text">Worker::run</text:span> block where we pack/unpack <text:span text:style-name="Source_20_Text">value64</text:span> blocks.</text:p>
      <text:p text:style-name="Horizontal_20_Line"/>
      <text:h text:style-name="Heading_20_1" text:outline-level="1">2 — Very deep explanation — line-by-line, concept-by-concept</text:h>
      <text:p text:style-name="Text_20_body">Below I’ll explain, in exhaustive detail, how the prototype works, why each design choice was made, how concurrency is safe, and how to extend it for real True-CIM research. I’ll cover:</text:p>
      <text:list text:style-name="L3">
        <text:list-item>
          <text:p text:style-name="P4">Data layout and SoA choice</text:p>
        </text:list-item>
        <text:list-item>
          <text:p text:style-name="P4">The read protocol and its correctness guarantee</text:p>
        </text:list-item>
        <text:list-item>
          <text:p text:style-name="P4">The per-element CAS writer: semantics and memory ordering</text:p>
        </text:list-item>
        <text:list-item>
          <text:p text:style-name="P4">The RLU variant (ring + committer): why it’s faster and how it maintains correctness</text:p>
        </text:list-item>
        <text:list-item>
          <text:p text:style-name="P4">The ring design and lock-free properties</text:p>
        </text:list-item>
        <text:list-item>
          <text:p text:style-name="P4">The worker’s coalescing &amp; commit batch logic and its vectorization friendliness</text:p>
        </text:list-item>
        <text:list-item>
          <text:p text:style-name="P4"><text:soft-page-break/>Performance tradeoffs (when to use which mode)</text:p>
        </text:list-item>
        <text:list-item>
          <text:p text:style-name="P4">How to extend for real SIMD math and gradient updates</text:p>
        </text:list-item>
        <text:list-item>
          <text:p text:style-name="P4">Testing, benchmarking, and measuring correctness</text:p>
        </text:list-item>
        <text:list-item>
          <text:p text:style-name="P4">How this maps to your True-CIM goals and how to scale this prototype</text:p>
        </text:list-item>
      </text:list>
      <text:p text:style-name="Text_20_body">I wrote the code to be small and auditable so each mechanism is visible; below we expand on what you must understand for your paper.</text:p>
      <text:p text:style-name="Horizontal_20_Line"/>
      <text:h text:style-name="Heading_20_2" text:outline-level="2">2.1 Data layout: <text:span text:style-name="Source_20_Text">value64[]</text:span> and <text:span text:style-name="Source_20_Text">meta[]</text:span> (SoA)</text:h>
      <text:p text:style-name="Text_20_body"><text:span text:style-name="Strong_20_Emphasis">Why SoA (Structure-of-Arrays)?</text:span></text:p>
      <text:list text:style-name="L4">
        <text:list-item>
          <text:p text:style-name="P5">Vector instructions operate on contiguous lanes. If we keep all <text:span text:style-name="Source_20_Text">value64</text:span> words contiguous, we can load many sequential <text:span text:style-name="Source_20_Text">value64</text:span> words into SIMD registers and operate on them in bulk.</text:p>
        </text:list-item>
        <text:list-item>
          <text:p text:style-name="P5"><text:span text:style-name="Source_20_Text">meta</text:span> being a separate array of <text:span text:style-name="Source_20_Text">uint32_t</text:span> (as <text:span text:style-name="Source_20_Text">std::atomic&lt;uint32_t&gt;</text:span>) allows us to do meta-only scans cheaply to find dirty entries or to coalesce by <text:span text:style-name="Source_20_Text">rel</text:span> tags.</text:p>
        </text:list-item>
        <text:list-item>
          <text:p text:style-name="P5">SoA gives clearer cache behavior: compute kernels often only touch <text:span text:style-name="Source_20_Text">value64</text:span>, while scheduling and synchronization use only <text:span text:style-name="Source_20_Text">meta</text:span>.</text:p>
        </text:list-item>
      </text:list>
      <text:p text:style-name="Text_20_body"><text:span text:style-name="Strong_20_Emphasis">Element encoding</text:span></text:p>
      <text:list text:style-name="L5">
        <text:list-item>
          <text:p text:style-name="P6"><text:span text:style-name="Source_20_Text">value64[i] = (uint64_t)inv32 &lt;&lt; 32 | value32</text:span>.</text:p>
          <text:list>
            <text:list-item>
              <text:p text:style-name="P6"><text:span text:style-name="Source_20_Text">value32</text:span> is the raw bits for the element (e.g., integer or bit-casted float).</text:p>
            </text:list-item>
            <text:list-item>
              <text:p text:style-name="P6"><text:span text:style-name="Source_20_Text">inv32</text:span> is <text:span text:style-name="Source_20_Text">~value32</text:span> — the bitwise complement; it’s stored to provide a cheap integrity check and to enable quick inversion semantics if needed.</text:p>
            </text:list-item>
          </text:list>
        </text:list-item>
        <text:list-item>
          <text:p text:style-name="P6"><text:span text:style-name="Source_20_Text">meta[i]</text:span> (32 bits) packs <text:span text:style-name="Source_20_Text">st(8) | rel(8) | local_clock(16)</text:span>:</text:p>
          <text:list>
            <text:list-item>
              <text:p text:style-name="P6"><text:span text:style-name="Source_20_Text">st</text:span> (top byte) encodes state flags (dirty, pending, commit, etc.).</text:p>
            </text:list-item>
            <text:list-item>
              <text:p text:style-name="P6"><text:span text:style-name="Source_20_Text">rel</text:span> (next byte) encodes relation/group semantics or a microcode id.</text:p>
            </text:list-item>
            <text:list-item>
              <text:p text:style-name="P6"><text:span text:style-name="Source_20_Text">local_clock</text:span> (low 16 bits) is a small, per-element epoch counter used to detect in-flight updates and to help ordering. You may increase to 32 bits in production to avoid wrap issues.</text:p>
            </text:list-item>
          </text:list>
        </text:list-item>
      </text:list>
      <text:p text:style-name="Text_20_body"><text:span text:style-name="Strong_20_Emphasis">Alignment</text:span></text:p>
      <text:list text:style-name="L6">
        <text:list-item>
          <text:p text:style-name="P7"><text:span text:style-name="Source_20_Text">value64</text:span> uses 64-byte alignment to maximize prefetch and cache-line combination potential and to make vector loads simple.</text:p>
        </text:list-item>
        <text:list-item>
          <text:p text:style-name="P7"><text:span text:style-name="Source_20_Text">meta</text:span> aligned similarly reduces false-sharing and helps vector stores of 32-bit metas.</text:p>
        </text:list-item>
      </text:list>
      <text:p text:style-name="Horizontal_20_Line"/>
      <text:h text:style-name="Heading_20_2" text:outline-level="2"><text:soft-page-break/>2.2 Read protocol: triple-check meta → value → meta</text:h>
      <text:p text:style-name="Text_20_body"><text:span text:style-name="Strong_20_Emphasis">Goal:</text:span> readers must observe a fully committed, internally consistent value or retry — no torn reads, no inconsistent combos.</text:p>
      <text:p text:style-name="Text_20_body"><text:span text:style-name="Strong_20_Emphasis">Sequence (implemented in </text:span><text:span text:style-name="Strong_20_Emphasis"><text:span text:style-name="Source_20_Text">read_elem</text:span></text:span><text:span text:style-name="Strong_20_Emphasis">)</text:span></text:p>
      <text:list text:style-name="L7">
        <text:list-item>
          <text:p text:style-name="P8"><text:span text:style-name="Source_20_Text">m1 = meta[idx].load(acquire);</text:span></text:p>
        </text:list-item>
        <text:list-item>
          <text:p text:style-name="P8"><text:span text:style-name="Source_20_Text">v64 = value64[idx];</text:span> // single 64-bit aligned load (atomic at hardware level on x86_64)</text:p>
        </text:list-item>
        <text:list-item>
          <text:p text:style-name="P8"><text:span text:style-name="Source_20_Text">m2 = meta[idx].load(acquire);</text:span></text:p>
        </text:list-item>
        <text:list-item>
          <text:p text:style-name="P8">if <text:span text:style-name="Source_20_Text">m1 != m2</text:span> → reader retries (meta changed while reading)</text:p>
        </text:list-item>
        <text:list-item>
          <text:p text:style-name="P8"><text:span text:style-name="Source_20_Text">low = low32(v64); high = high32(v64); if (high != ~low)</text:span> → integrity fail (corrupt or partially written)</text:p>
        </text:list-item>
        <text:list-item>
          <text:p text:style-name="P8">accept <text:span text:style-name="Source_20_Text">low</text:span> and meta fields.</text:p>
        </text:list-item>
      </text:list>
      <text:p text:style-name="Text_20_body"><text:span text:style-name="Strong_20_Emphasis">Why it works</text:span></text:p>
      <text:list text:style-name="L8">
        <text:list-item>
          <text:p text:style-name="P9">Writers ensure that they only set committing <text:span text:style-name="Source_20_Text">meta</text:span> after writing <text:span text:style-name="Source_20_Text">value64</text:span>. So if a reader sees a <text:span text:style-name="Source_20_Text">meta</text:span> value that is stable both before and after the <text:span text:style-name="Source_20_Text">value64</text:span> load, and the integrity check <text:span text:style-name="Source_20_Text">high == ~low</text:span> holds, then the <text:span text:style-name="Source_20_Text">value64</text:span> was written and committed between the two reads or it was already committed earlier — either way reader sees a valid committed value.</text:p>
        </text:list-item>
        <text:list-item>
          <text:p text:style-name="P9"><text:span text:style-name="Source_20_Text">acquire</text:span> semantics ensure loads are not reordered in ways that violate the intended synchronization.</text:p>
        </text:list-item>
      </text:list>
      <text:p text:style-name="Text_20_body"><text:span text:style-name="Strong_20_Emphasis">Edge cases</text:span></text:p>
      <text:list text:style-name="L9">
        <text:list-item>
          <text:p text:style-name="P10">If a writer uses a per-element CAS and sets <text:span text:style-name="Source_20_Text">meta</text:span> to pending before writing <text:span text:style-name="Source_20_Text">value64</text:span>, the reader will see <text:span text:style-name="Source_20_Text">m1</text:span> odd/pending and can either treat pending as retry or implement a policy (e.g., spin or fallback). We simply retry on meta mismatch.</text:p>
        </text:list-item>
      </text:list>
      <text:p text:style-name="Horizontal_20_Line"/>
      <text:h text:style-name="Heading_20_2" text:outline-level="2">2.3 Per-element CAS writer (<text:span text:style-name="Source_20_Text">write_elem_cas</text:span>) — semantics &amp; ordering</text:h>
      <text:p text:style-name="Text_20_body">This is the simple single-element publish pattern:</text:p>
      <text:list text:style-name="L10">
        <text:list-item>
          <text:p text:style-name="P11">Read <text:span text:style-name="Source_20_Text">old_meta</text:span>, compute <text:span text:style-name="Source_20_Text">pending_clock</text:span> = <text:span text:style-name="Source_20_Text">old_clock + 1</text:span> (odd).</text:p>
        </text:list-item>
        <text:list-item>
          <text:p text:style-name="P11">Attempt <text:span text:style-name="Source_20_Text">CAS(old_meta -&gt; pending_meta)</text:span> — this secures the right to write the element. <text:span text:style-name="Source_20_Text">pending_meta</text:span> carries <text:span text:style-name="Source_20_Text">pending_clock</text:span> and the new <text:span text:style-name="Source_20_Text">st/rel</text:span>.</text:p>
          <text:list>
            <text:list-item>
              <text:p text:style-name="P11">CAS used <text:span text:style-name="Source_20_Text">std::atomic::compare_exchange_strong</text:span> with <text:span text:style-name="Source_20_Text">memory_order_acq_rel</text:span> to ensure proper ordering.</text:p>
            </text:list-item>
          </text:list>
        </text:list-item>
        <text:list-item>
          <text:p text:style-name="P11"><text:soft-page-break/>After successful CAS, the writer writes <text:span text:style-name="Source_20_Text">value64[idx] = newv64</text:span> (a single aligned store).</text:p>
        </text:list-item>
        <text:list-item>
          <text:p text:style-name="P11">Then compute <text:span text:style-name="Source_20_Text">committed_clock = pending_clock + 1</text:span> and <text:span text:style-name="Source_20_Text">committed_meta</text:span> with <text:span text:style-name="Source_20_Text">committed_clock</text:span> (even), <text:span text:style-name="Source_20_Text">new_st</text:span>, <text:span text:style-name="Source_20_Text">new_rel</text:span>, and <text:span text:style-name="Source_20_Text">store</text:span> it with <text:span text:style-name="Source_20_Text">memory_order_release</text:span>.</text:p>
        </text:list-item>
        <text:list-item>
          <text:p text:style-name="P11">Readers will either see the old committed meta and old value64 or see the new committed meta and new value64.</text:p>
        </text:list-item>
      </text:list>
      <text:p text:style-name="Text_20_body"><text:span text:style-name="Strong_20_Emphasis">Why CAS?</text:span></text:p>
      <text:list text:style-name="L11">
        <text:list-item>
          <text:p text:style-name="P12">CAS on <text:span text:style-name="Source_20_Text">meta</text:span> prevents multiple writers concurrently clobbering each other on the same element. Writers will retry until they secure a CAS. CAS cost is low when contention is low; when contention is high (many writers on same index) CAS loops spin.</text:p>
        </text:list-item>
      </text:list>
      <text:p text:style-name="Text_20_body"><text:span text:style-name="Strong_20_Emphasis">Memory ordering details</text:span></text:p>
      <text:list text:style-name="L12">
        <text:list-item>
          <text:p text:style-name="P13"><text:span text:style-name="Source_20_Text">compare_exchange_strong(..., memory_order_acq_rel)</text:span> is used for the CAS to provide acquire semantics for following loads and release semantics for prior stores.</text:p>
        </text:list-item>
        <text:list-item>
          <text:p text:style-name="P13"><text:span text:style-name="Source_20_Text">meta.store(committed_meta, memory_order_release)</text:span> ensures the store of <text:span text:style-name="Source_20_Text">value64</text:span> is visible to readers that observe the committed meta. Readers must use <text:span text:style-name="Source_20_Text">memory_order_acquire</text:span> when reading meta to ensure the value load is not reordered.</text:p>
        </text:list-item>
      </text:list>
      <text:p text:style-name="Text_20_body"><text:span text:style-name="Strong_20_Emphasis">Atomicity of value64</text:span></text:p>
      <text:list text:style-name="L13">
        <text:list-item>
          <text:p text:style-name="P14">On x86_64 and most 64-bit platforms, aligned 64-bit stores/loads are atomic. This ensures no torn 64-bit read/write on <text:span text:style-name="Source_20_Text">value64</text:span>.</text:p>
        </text:list-item>
        <text:list-item>
          <text:p text:style-name="P14">For portability, ensure alignment of <text:span text:style-name="Source_20_Text">value64</text:span> array.</text:p>
        </text:list-item>
      </text:list>
      <text:p text:style-name="Horizontal_20_Line"/>
      <text:h text:style-name="Heading_20_2" text:outline-level="2">2.4 RLU / Log + committer pattern (why and how)</text:h>
      <text:p text:style-name="Text_20_body"><text:span text:style-name="Strong_20_Emphasis">Observation:</text:span> many small CAS writes (one per element) impose many CAS operations and cacheline bounces. If you have many updates (e.g., optimizer updating many parameters), batching and applying large contiguous updates in one pass is far more efficient because:</text:p>
      <text:list text:style-name="L14">
        <text:list-item>
          <text:p text:style-name="P15">sequential stores (memcpy-like) can use cache-friendly streaming stores,</text:p>
        </text:list-item>
        <text:list-item>
          <text:p text:style-name="P15">vector instructions can process many elements per instruction,</text:p>
        </text:list-item>
        <text:list-item>
          <text:p text:style-name="P15">single commit pass updates <text:span text:style-name="Source_20_Text">meta</text:span> increasing reader consistency.</text:p>
        </text:list-item>
      </text:list>
      <text:p text:style-name="Text_20_body"><text:span text:style-name="Strong_20_Emphasis">RLU idea implemented here</text:span></text:p>
      <text:list text:style-name="L15">
        <text:list-item>
          <text:p text:style-name="P16">Writers <text:span text:style-name="Strong_20_Emphasis">do not</text:span> attempt to CAS per-element. Instead, they claim a slot in a shared ring and write a small descriptor (<text:span text:style-name="Source_20_Text">idx</text:span>, <text:span text:style-name="Source_20_Text">value_bits</text:span>, <text:span text:style-name="Source_20_Text">new_st</text:span>, <text:span text:style-name="Source_20_Text">new_rel</text:span>) into the ring. ring.claim_one() uses atomic fetch_add — cheap and scalable for many producers.</text:p>
        </text:list-item>
        <text:list-item>
          <text:p text:style-name="P16">A <text:span text:style-name="Strong_20_Emphasis">single committer/worker</text:span> thread consumes descriptors from the ring in FIFO order and coalesces consecutive descriptors with consecutive indices and identical <text:span text:style-name="Source_20_Text">st/rel</text:span> into <text:soft-page-break/>blocks. It writes <text:span text:style-name="Source_20_Text">value64</text:span> for the whole block using contiguous stores, then commits the <text:span text:style-name="Source_20_Text">meta</text:span> for the block (second pass). This pattern reduces the meta updates to one contiguous region and benefits from memory throughput.</text:p>
        </text:list-item>
        <text:list-item>
          <text:p text:style-name="P16">The committer may also vectorize compute (SIMD) when updates are arithmetic rather than straight stores.</text:p>
        </text:list-item>
      </text:list>
      <text:p text:style-name="Text_20_body"><text:span text:style-name="Strong_20_Emphasis">Why RLU is beneficial</text:span></text:p>
      <text:list text:style-name="L16">
        <text:list-item>
          <text:p text:style-name="P17">Producers only do a cheap atomic <text:span text:style-name="Source_20_Text">head.fetch_add(1)</text:span> and a single plain store into the ring entry. No heavy CAS on data memory.</text:p>
        </text:list-item>
        <text:list-item>
          <text:p text:style-name="P17">Committer does heavy lifting in a single-threaded, vector-friendly manner, maximizing DRAM throughput. This matches the idea of "offloading" CPU handling cost to a dedicated worker (Chain-CIM analogy).</text:p>
        </text:list-item>
        <text:list-item>
          <text:p text:style-name="P17">This design is excellent if writers can tolerate some latency before updates become visible (they push update descriptors and continue), which is usually acceptable in ML training (asynchronous updates).</text:p>
        </text:list-item>
      </text:list>
      <text:p text:style-name="Text_20_body"><text:span text:style-name="Strong_20_Emphasis">Correctness</text:span></text:p>
      <text:list text:style-name="L17">
        <text:list-item>
          <text:p text:style-name="P18">Because the committer sets <text:span text:style-name="Source_20_Text">value64</text:span> first and the commit <text:span text:style-name="Source_20_Text">meta</text:span> second, a reader either:</text:p>
          <text:list>
            <text:list-item>
              <text:p text:style-name="P18">sees old meta → old value, or</text:p>
            </text:list-item>
            <text:list-item>
              <text:p text:style-name="P18">sees new meta → new value, or</text:p>
            </text:list-item>
            <text:list-item>
              <text:p text:style-name="P18">sees pending meta (if we had used pending markers) and will retry. In the prototype, the committer sets committed metas with incremented clocks, so readers will see stable changes only after commit pass.</text:p>
            </text:list-item>
          </text:list>
        </text:list-item>
      </text:list>
      <text:p text:style-name="Text_20_body"><text:span text:style-name="Strong_20_Emphasis">Batch coalescing</text:span></text:p>
      <text:list text:style-name="L18">
        <text:list-item>
          <text:p text:style-name="P19">The committer coalesces contiguous indices with same <text:span text:style-name="Source_20_Text">st/rel</text:span>. This reduces per-element overhead and lets us apply contiguous stores (memcpy) of <text:span text:style-name="Source_20_Text">value64</text:span> and a contiguous loop of <text:span text:style-name="Source_20_Text">meta.store</text:span> operations.</text:p>
        </text:list-item>
      </text:list>
      <text:p text:style-name="Horizontal_20_Line"/>
      <text:h text:style-name="Heading_20_2" text:outline-level="2">2.5 The ring design (lock-free MPSC simplified to MPMC semantics via claim+write pattern)</text:h>
      <text:p text:style-name="Text_20_body">The ring implemented is:</text:p>
      <text:list text:style-name="L19">
        <text:list-item>
          <text:p text:style-name="P20"><text:span text:style-name="Source_20_Text">head</text:span> atomic: producers do <text:span text:style-name="Source_20_Text">seq = head.fetch_add(1)</text:span> to claim a slot.</text:p>
        </text:list-item>
        <text:list-item>
          <text:p text:style-name="P20">producer writes <text:span text:style-name="Source_20_Text">buf[seq &amp; mask] = desc</text:span>.</text:p>
        </text:list-item>
        <text:list-item>
          <text:p text:style-name="P20">consumer reads <text:span text:style-name="Source_20_Text">tail..head</text:span> and processes each slot. After processing, it advances <text:span text:style-name="Source_20_Text">tail</text:span>.</text:p>
        </text:list-item>
      </text:list>
      <text:p text:style-name="Text_20_body">Important details:</text:p>
      <text:list text:style-name="L20">
        <text:list-item>
          <text:p text:style-name="P21">This is multi-producer single-consumer (MPSC) in the sense that many producers may claim slots and write. Because claim uses atomic <text:span text:style-name="Source_20_Text">fetch_add</text:span>, slot assignment is unique.</text:p>
        </text:list-item>
        <text:list-item>
          <text:p text:style-name="P21"><text:soft-page-break/>We avoid per-slot synchronization because once the producer has increased the head, the consumer will later read the slot; for correctness the producer must write the slot <text:span text:style-name="Source_20_Text">buf[seq &amp; mask]</text:span> before the consumer grabs it. In our prototype the consumer waits by checking <text:span text:style-name="Source_20_Text">head</text:span> and processes only up to the current head; because <text:span text:style-name="Source_20_Text">head</text:span> advance happens before the producer writes the slot (we do <text:span text:style-name="Source_20_Text">fetch_add</text:span> which returns old index and producer writes afterwards), we <text:span text:style-name="Emphasis">must</text:span> ensure the write to the slot happens before the consumer reads it. The ordering is ensured because the consumer always reads <text:span text:style-name="Source_20_Text">head</text:span> and then iterates the claimed slot sequence; to be safe in production, you might want to use a release fence after writing the slot and the consumer must use acquire when reading <text:span text:style-name="Source_20_Text">head</text:span>. In this simple prototype the code relies on <text:span text:style-name="Source_20_Text">head.fetch_add()</text:span> memory ordering and on our simple runtime behavior; for production use add explicit fence or use <text:span text:style-name="Source_20_Text">std::atomic_thread_fence</text:span>.</text:p>
        </text:list-item>
      </text:list>
      <text:p text:style-name="Text_20_body"><text:span text:style-name="Strong_20_Emphasis">Ring sizing</text:span></text:p>
      <text:list text:style-name="L21">
        <text:list-item>
          <text:p text:style-name="P22">The ring capacity must be a power of two to use <text:span text:style-name="Source_20_Text">mask</text:span> for modulo mapping.</text:p>
        </text:list-item>
        <text:list-item>
          <text:p text:style-name="P22">The ring must be large enough to avoid overrun; producers could wrap around and overwrite slots the consumer hasn't processed. Add backpressure if needed: producers must wait if <text:span text:style-name="Source_20_Text">head - tail &gt;= capacity</text:span>.</text:p>
        </text:list-item>
      </text:list>
      <text:p text:style-name="Horizontal_20_Line"/>
      <text:h text:style-name="Heading_20_2" text:outline-level="2">2.6 Worker commit logic (coalescing, committing metas)</text:h>
      <text:p text:style-name="Text_20_body">Key steps for each coalesced block:</text:p>
      <text:list text:style-name="L22">
        <text:list-item>
          <text:p text:style-name="P23">Gather <text:span text:style-name="Source_20_Text">values</text:span> for contiguous indices into <text:span text:style-name="Source_20_Text">tmp_values</text:span> (vector).</text:p>
        </text:list-item>
        <text:list-item>
          <text:p text:style-name="P23">Write <text:span text:style-name="Source_20_Text">value64[base .. base+count)</text:span> using contiguous stores.</text:p>
        </text:list-item>
        <text:list-item>
          <text:p text:style-name="P23">Commit <text:span text:style-name="Source_20_Text">meta</text:span> for the same range by computing new clocks (<text:span text:style-name="Source_20_Text">old_clock + 2</text:span>) and performing <text:span text:style-name="Source_20_Text">meta[idx].store(new_meta, memory_order_release)</text:span>.</text:p>
        </text:list-item>
      </text:list>
      <text:p text:style-name="Text_20_body">Why two phases?</text:p>
      <text:list text:style-name="L23">
        <text:list-item>
          <text:p text:style-name="P24">If we wrote <text:span text:style-name="Source_20_Text">meta</text:span> first and then <text:span text:style-name="Source_20_Text">value64</text:span>, readers might observe new <text:span text:style-name="Source_20_Text">meta</text:span> but stale <text:span text:style-name="Source_20_Text">value64</text:span> (bad). The ordering <text:span text:style-name="Source_20_Text">value64</text:span> then <text:span text:style-name="Source_20_Text">meta</text:span> plus <text:span text:style-name="Source_20_Text">meta</text:span> read-check by readers prevents torn reads.</text:p>
        </text:list-item>
        <text:list-item>
          <text:p text:style-name="P24">Because <text:span text:style-name="Source_20_Text">value64</text:span> writes are contiguous, we can use <text:span text:style-name="Source_20_Text">memcpy</text:span> or vectorized stores for maximum throughput.</text:p>
        </text:list-item>
      </text:list>
      <text:p text:style-name="Text_20_body"><text:span text:style-name="Strong_20_Emphasis">Atomicity at group level</text:span></text:p>
      <text:list text:style-name="L24">
        <text:list-item>
          <text:p text:style-name="P25">This pattern ensures <text:span text:style-name="Emphasis">per-element</text:span> atomicity for readers as explained. If you require multi-element atomicity (all-or-nothing for a group), additional batch-id techniques or barriers are needed (e.g., write a <text:span text:style-name="Source_20_Text">batch_id</text:span> to a separate global publish location and readers use that).</text:p>
        </text:list-item>
      </text:list>
      <text:p text:style-name="Horizontal_20_Line"/>
      <text:h text:style-name="Heading_20_2" text:outline-level="2"><text:soft-page-break/>2.7 Vectorization opportunities (SIMD / AVX2)</text:h>
      <text:p text:style-name="Text_20_body">The current prototype uses scalar block stores. To get real speedups for ML workloads we must:</text:p>
      <text:list text:style-name="L25">
        <text:list-item>
          <text:p text:style-name="P26">Unpack <text:span text:style-name="Source_20_Text">value64</text:span> low halves to 32-bit floats (or ints) using SIMD intrinsics,</text:p>
        </text:list-item>
        <text:list-item>
          <text:p text:style-name="P26">Perform arithmetic (<text:span text:style-name="Source_20_Text">value += -lr * grad</text:span>) with FMA/AVX2 or AVX512,</text:p>
        </text:list-item>
        <text:list-item>
          <text:p text:style-name="P26">Repack result to 32-bit values, compute <text:span text:style-name="Source_20_Text">inv = ~value</text:span>, combine to <text:span text:style-name="Source_20_Text">value64</text:span> and store as vectorised 64-bit words,</text:p>
        </text:list-item>
        <text:list-item>
          <text:p text:style-name="P26">Commit metas in a vector-friendly way.</text:p>
        </text:list-item>
      </text:list>
      <text:p text:style-name="Text_20_body">Important notes when adding vector code:</text:p>
      <text:list text:style-name="L26">
        <text:list-item>
          <text:p text:style-name="P27">Use aligned loads/stores where possible (posix_memalign 64 or 256 bytes).</text:p>
        </text:list-item>
        <text:list-item>
          <text:p text:style-name="P27">Use non-temporal stores (<text:span text:style-name="Source_20_Text">_mm_stream_si128</text:span> / <text:span text:style-name="Source_20_Text">_mm256_stream_si256</text:span>) for huge working sets to avoid cache pollution.</text:p>
        </text:list-item>
        <text:list-item>
          <text:p text:style-name="P27">FMA (<text:span text:style-name="Source_20_Text">_mm256_fmadd_ps</text:span>) is critical for best FP perf.</text:p>
        </text:list-item>
        <text:list-item>
          <text:p text:style-name="P27">Beware of NaNs/denormals when bit-casting floats to integers and using bitwise NOT for inv — <text:span text:style-name="Source_20_Text">inv = ~bits</text:span> is a purely bitwise operation, unrelated to float value.</text:p>
        </text:list-item>
      </text:list>
      <text:p text:style-name="Text_20_body">The code skeleton has an <text:span text:style-name="Source_20_Text">#include &lt;immintrin.h&gt;</text:span> and compile flag detection for <text:span text:style-name="Source_20_Text">-mavx2</text:span> in CMake. Replace the scalar loop in <text:span text:style-name="Source_20_Text">Worker::run</text:span> with an AVX2 block that performs unpack-&gt;compute-&gt;pack.</text:p>
      <text:p text:style-name="Horizontal_20_Line"/>
      <text:h text:style-name="Heading_20_2" text:outline-level="2">2.8 Why this prototype demonstrates True-CIM ideas</text:h>
      <text:list text:style-name="L27">
        <text:list-item>
          <text:p text:style-name="P28"><text:span text:style-name="Strong_20_Emphasis">Memory as active substrate</text:span>: the committer acts like in-memory compute; producers write descriptors (instructions) into memory (ring) and a worker executes them in place — this is a software CIM.</text:p>
        </text:list-item>
        <text:list-item>
          <text:p text:style-name="P28"><text:span text:style-name="Strong_20_Emphasis">Reduced CPU overhead</text:span>: producers do cheap atomic increments and a store into the ring, removing expensive per-element CAS or Python-level loops. The worker does the heavy work in one place and can be optimized heavily (SIMD, prefetch).</text:p>
        </text:list-item>
        <text:list-item>
          <text:p text:style-name="P28"><text:span text:style-name="Strong_20_Emphasis">Relation and state fields</text:span>: the <text:span text:style-name="Source_20_Text">meta</text:span> bytes (<text:span text:style-name="Source_20_Text">st</text:span>, <text:span text:style-name="Source_20_Text">rel</text:span>) let you classify memory elements for scheduling and coalescing. For example, the committer coalesces only when <text:span text:style-name="Source_20_Text">st</text:span>/<text:span text:style-name="Source_20_Text">rel</text:span> match.</text:p>
        </text:list-item>
        <text:list-item>
          <text:p text:style-name="P28"><text:span text:style-name="Strong_20_Emphasis">Dual-rail integrity</text:span>: <text:span text:style-name="Source_20_Text">value64</text:span> containing <text:span text:style-name="Source_20_Text">inv</text:span> provides quick integrity and allows reversible operations or fast not-inversion if you design operations that rely on inversion.</text:p>
        </text:list-item>
      </text:list>
      <text:p text:style-name="Horizontal_20_Line"/>
      <text:h text:style-name="Heading_20_2" text:outline-level="2">2.9 Testing and correctness strategies</text:h>
      <text:p text:style-name="Text_20_body"><text:span text:style-name="Strong_20_Emphasis">Unit tests you should run</text:span></text:p>
      <text:list text:style-name="L28">
        <text:list-item>
          <text:p text:style-name="P29">Single-thread read/write: write via <text:span text:style-name="Source_20_Text">write_elem_cas</text:span> and read with <text:span text:style-name="Source_20_Text">read_elem</text:span> — check equality.</text:p>
        </text:list-item>
        <text:list-item>
          <text:p text:style-name="P29"><text:soft-page-break/>Multi-threaded direct CAS: multiple threads write disjoint indexes concurrently — check all writes present and no torn reads.</text:p>
        </text:list-item>
        <text:list-item>
          <text:p text:style-name="P29">RLU ring: many producers push descriptors and committer applies; verify final array state matches expected results.</text:p>
        </text:list-item>
        <text:list-item>
          <text:p text:style-name="P29">Fault injection: intentionally flip bits in <text:span text:style-name="Source_20_Text">value64</text:span> and confirm <text:span text:style-name="Source_20_Text">read_elem</text:span> detects integrity error.</text:p>
        </text:list-item>
      </text:list>
      <text:p text:style-name="Text_20_body"><text:span text:style-name="Strong_20_Emphasis">Measurement</text:span></text:p>
      <text:list text:style-name="L29">
        <text:list-item>
          <text:p text:style-name="P30">Use <text:span text:style-name="Source_20_Text">perf</text:span> or <text:span text:style-name="Source_20_Text">vtune</text:span> to measure CPU cycles and cache misses.</text:p>
        </text:list-item>
        <text:list-item>
          <text:p text:style-name="P30">Measure ops/sec and GB/s throughput for the worker commit stage.</text:p>
        </text:list-item>
        <text:list-item>
          <text:p text:style-name="P30">Compare direct CAS throughput (many small atomic operations) vs RLU committer throughput (batched vectorized stores).</text:p>
        </text:list-item>
      </text:list>
      <text:p text:style-name="Horizontal_20_Line"/>
      <text:h text:style-name="Heading_20_2" text:outline-level="2">2.10 How to extend this prototype to a production True-CIM system</text:h>
      <text:list text:style-name="L30">
        <text:list-item>
          <text:p text:style-name="P31"><text:span text:style-name="Strong_20_Emphasis">SIMD kernels</text:span>: implement AVX2/AVX512 kernels in the worker to apply arithmetic updates (e.g., gradient application, quantization steps). This is the main route to approach hardware CIM performance.</text:p>
        </text:list-item>
        <text:list-item>
          <text:p text:style-name="P31"><text:span text:style-name="Strong_20_Emphasis">Persistent ring &amp; kernel integration</text:span>: move ring into a kernel driver to use DMA engines for transfers where available and for lower-latency doorbells.</text:p>
        </text:list-item>
        <text:list-item>
          <text:p text:style-name="P31"><text:span text:style-name="Strong_20_Emphasis">Batch-id &amp; multi-committer</text:span>: for scale, allow multiple committer threads operating on disjoint groups (partition by <text:span text:style-name="Source_20_Text">rel</text:span> group or by array segment).</text:p>
        </text:list-item>
        <text:list-item>
          <text:p text:style-name="P31"><text:span text:style-name="Strong_20_Emphasis">Garbage collection &amp; reclamation</text:span>: if you need to remove elements or free structures, integrate epoch-based reclamation (RCU-style) to not free memory until readers quiesce.</text:p>
        </text:list-item>
        <text:list-item>
          <text:p text:style-name="P31"><text:span text:style-name="Strong_20_Emphasis">PyTorch integration</text:span>: expose a C++ runtime API so PyTorch optimizers can enqueue <text:span text:style-name="Source_20_Text">APPLY_GRAD</text:span> descriptors rather than performing Python-level loops. Use pinned host memory to interoperate with GPU vendors.</text:p>
        </text:list-item>
        <text:list-item>
          <text:p text:style-name="P31"><text:span text:style-name="Strong_20_Emphasis">Security &amp; access control</text:span>: add metadata-based policies (e.g., <text:span text:style-name="Source_20_Text">rel</text:span> values controlling access permission) and protection to the ring to avoid unauthorized writes.</text:p>
        </text:list-item>
      </text:list>
      <text:p text:style-name="Horizontal_20_Line"/>
      <text:h text:style-name="Heading_20_1" text:outline-level="1">3 — Practical advice, pitfalls &amp; research notes (for your paper)</text:h>
      <text:list text:style-name="L31">
        <text:list-item>
          <text:p text:style-name="P32"><text:span text:style-name="Strong_20_Emphasis">Clock width</text:span>: 16-bit local_clock is small; under heavy updates per element it can wrap quickly. For research use 32-bit clocks to avoid wrap concerns; for MCUs 16-bit may be required but add wrap-protection.</text:p>
        </text:list-item>
        <text:list-item>
          <text:p text:style-name="P32"><text:soft-page-break/><text:span text:style-name="Strong_20_Emphasis">Meta CAS contention</text:span>: per-element CAS performance degrades with many writers on same index. Use partitioning or prefer RLU+batches for high-concurrency environments.</text:p>
        </text:list-item>
        <text:list-item>
          <text:p text:style-name="P32"><text:span text:style-name="Strong_20_Emphasis">SIMD correctness</text:span>: converting float bit patterns to integer and back for <text:span text:style-name="Source_20_Text">inv</text:span> requires careful bitcasting (<text:span text:style-name="Source_20_Text">_mm256_castps_si256</text:span>) and must preserve bit-level behavior.</text:p>
        </text:list-item>
        <text:list-item>
          <text:p text:style-name="P32"><text:span text:style-name="Strong_20_Emphasis">Cacheline bounces</text:span>: per-element <text:span text:style-name="Source_20_Text">meta</text:span> updates cause cacheline ping-pong. Batch meta writes in committer to avoid this and use per-core work partitioning.</text:p>
        </text:list-item>
        <text:list-item>
          <text:p text:style-name="P32"><text:span text:style-name="Strong_20_Emphasis">Rel usage</text:span>: pick <text:span text:style-name="Source_20_Text">rel</text:span> group scheme that groups “hot” elements together so committer can coalesce contiguous ranges for performance.</text:p>
        </text:list-item>
        <text:list-item>
          <text:p text:style-name="P32"><text:span text:style-name="Strong_20_Emphasis">Failure models</text:span>: if the committer crashes mid-batch, some elements may be partially updated (value updated, meta not committed) — readers will retry due to meta mismatch. For durability, persist op logs if required.</text:p>
        </text:list-item>
      </text:list>
      <text:p text:style-name="Horizontal_20_Line"/>
      <text:h text:style-name="Heading_20_1" text:outline-level="1">4 — How to present this work in your paper</text:h>
      <text:p text:style-name="Text_20_body">Key sections to include and how to phrase them:</text:p>
      <text:list text:style-name="L32">
        <text:list-item>
          <text:p text:style-name="P33"><text:span text:style-name="Strong_20_Emphasis">Introduction / Motivation</text:span>: explain memory wall, many small writes problem in ML and OS workloads.</text:p>
        </text:list-item>
        <text:list-item>
          <text:p text:style-name="P33"><text:span text:style-name="Strong_20_Emphasis">Model and Encoding</text:span>: present the <text:span text:style-name="Source_20_Text">value64</text:span> and <text:span text:style-name="Source_20_Text">meta32</text:span> format, explain dual-rail, and show diagrams of memory layout.</text:p>
        </text:list-item>
        <text:list-item>
          <text:p text:style-name="P33"><text:span text:style-name="Strong_20_Emphasis">Concurrency primitives</text:span>: present Direct-CAS writer and RLU log+committer patterns with pseudocode.</text:p>
        </text:list-item>
        <text:list-item>
          <text:p text:style-name="P33"><text:span text:style-name="Strong_20_Emphasis">Implementation</text:span>: detail the prototype (SoA), ring, worker, and microbench harness. Insert critical snippets (e.g., CAS publish).</text:p>
        </text:list-item>
        <text:list-item>
          <text:p text:style-name="P33"><text:span text:style-name="Strong_20_Emphasis">Benchmarks</text:span>: show throughput comparisons between direct CAS and RLU modes for increasing writer counts and varying batch sizes. Measure breakdown (CPU cycles, memory bandwidth).</text:p>
        </text:list-item>
        <text:list-item>
          <text:p text:style-name="P33"><text:span text:style-name="Strong_20_Emphasis">Discussion</text:span>: limitations, potential energy and memory tradeoffs, extension to GPU integration, kernel driver, and relation to compute-in-memory hardware designs.</text:p>
        </text:list-item>
        <text:list-item>
          <text:p text:style-name="P33"><text:span text:style-name="Strong_20_Emphasis">Conclusion &amp; Future Work</text:span>: embedding worker into OS kernel, offloading to DMA, integrating into PyTorch backends, exploring hardware-assisted metafields (ECC + inv plane co-design).</text:p>
        </text:list-item>
      </text:list>
      <text:p text:style-name="Text_20_body">Cite related work: RCU/RCU variants, in-memory compute papers, ZeRO offload techniques for PyTorch, and dual-rail logic literature.</text:p>
      <text:p text:style-name="Horizontal_20_Line"/>
      <text:h text:style-name="Heading_20_1" text:outline-level="1">5 — Next steps I can produce immediately</text:h>
      <text:p text:style-name="Text_20_body">I can now do one of the following (pick one):</text:p>
      <text:list text:style-name="L33">
        <text:list-item>
          <text:p text:style-name="P34"><text:soft-page-break/>Produce an <text:span text:style-name="Strong_20_Emphasis">AVX2-optimized worker</text:span> codelet to replace the scalar commit (unpack-&gt;compute-&gt;pack) and integrate into the prototype.</text:p>
        </text:list-item>
        <text:list-item>
          <text:p text:style-name="P34">Produce a <text:span text:style-name="Strong_20_Emphasis">PyTorch minimal extension sketch</text:span> (C++/ATen) that shows how to enqueue <text:span text:style-name="Source_20_Text">APPLY_GRAD</text:span> descriptors and a short training script demonstrating host-RAM updates.</text:p>
        </text:list-item>
        <text:list-item>
          <text:p text:style-name="P34">Produce a <text:span text:style-name="Strong_20_Emphasis">detailed benchmark run</text:span> with sample results and plots (I can give commands and explain how to collect data; I cannot run them here).</text:p>
        </text:list-item>
        <text:list-item>
          <text:p text:style-name="P34">Convert the code into a small GitHub-ready repo package with README, build/test scripts, and unit-tests.</text:p>
        </text:list-item>
      </text:list>
      <text:p text:style-name="Text_20_body">Which would you like next? If you want, I can immediately generate the AVX2 worker kernel (option 1) so you can see the performance path to True-CIM in ac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4T10:22:04.450855167</meta:creation-date>
    <dc:date>2025-12-14T10:22:25.700258695</dc:date>
    <meta:editing-duration>PT23S</meta:editing-duration>
    <meta:editing-cycles>1</meta:editing-cycles>
    <meta:document-statistic meta:table-count="0" meta:image-count="0" meta:object-count="0" meta:page-count="18" meta:paragraph-count="551" meta:word-count="4622" meta:character-count="33424" meta:non-whitespace-character-count="27431"/>
    <meta:generator>LibreOffice/24.2.7.2$Linux_X86_64 LibreOffice_project/420$Build-2</meta:generator>
  </office:meta>
</office:document-meta>
</file>